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951in" text:min-label-width="0.2604in" text:list-level-position-and-space-mode="label-alignment">
          <style:list-level-label-alignment text:label-followed-by="listtab" fo:margin-left="0.5555in" fo:text-indent="-0.2604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LFO3">
      <text:list-level-style-number text:level="1" text:style-name="WW_CharLFO3LVL1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4">
      <text:list-level-style-number text:level="1" style:num-format="1">
        <style:list-level-properties text:space-before="0.5902in" text:min-label-width="0.2916in" text:list-level-position-and-space-mode="label-alignment">
          <style:list-level-label-alignment text:label-followed-by="listtab" fo:margin-left="0.8819in" fo:text-indent="-0.2916in"/>
        </style:list-level-properties>
      </text:list-level-style-number>
      <text:list-level-style-number text:level="2" style:num-format="1" text:display-levels="2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1" text:display-levels="3">
        <style:list-level-properties text:space-before="0.5833in" text:min-label-width="0.5in" text:list-level-position-and-space-mode="label-alignment">
          <style:list-level-label-alignment text:label-followed-by="listtab" fo:margin-left="1.0833in" fo:text-indent="-0.5in"/>
        </style:list-level-properties>
      </text:list-level-style-number>
      <text:list-level-style-number text:level="4" style:num-format="1" text:display-levels="4">
        <style:list-level-properties text:space-before="0.875in" text:min-label-width="0.75in" text:list-level-position-and-space-mode="label-alignment">
          <style:list-level-label-alignment text:label-followed-by="listtab" fo:margin-left="1.625in" fo:text-indent="-0.75in"/>
        </style:list-level-properties>
      </text:list-level-style-number>
      <text:list-level-style-number text:level="5" style:num-format="1" text:display-levels="5">
        <style:list-level-properties text:space-before="1.1666in" text:min-label-width="0.75in" text:list-level-position-and-space-mode="label-alignment">
          <style:list-level-label-alignment text:label-followed-by="listtab" fo:margin-left="1.9166in" fo:text-indent="-0.75in"/>
        </style:list-level-properties>
      </text:list-level-style-number>
      <text:list-level-style-number text:level="6" style:num-format="1" text:display-levels="6">
        <style:list-level-properties text:space-before="1.4583in" text:min-label-width="1in" text:list-level-position-and-space-mode="label-alignment">
          <style:list-level-label-alignment text:label-followed-by="listtab" fo:margin-left="2.4583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.0416in" text:min-label-width="1.25in" text:list-level-position-and-space-mode="label-alignment">
          <style:list-level-label-alignment text:label-followed-by="listtab" fo:margin-left="3.2916in" fo:text-indent="-1.25in"/>
        </style:list-level-properties>
      </text:list-level-style-number>
      <text:list-level-style-number text:level="9" style:num-format="1" text:display-levels="9">
        <style:list-level-properties text:space-before="2.3333in" text:min-label-width="1.5in" text:list-level-position-and-space-mode="label-alignment">
          <style:list-level-label-alignment text:label-followed-by="listtab" fo:margin-left="3.8333in" fo:text-indent="-1.5in"/>
        </style:list-level-properties>
      </text:list-level-style-number>
    </text:list-style>
    <text:list-style style:name="LFO5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2">
        <style:list-level-properties text:space-before="0.1965in" text:min-label-width="0.2604in" text:list-level-position-and-space-mode="label-alignment">
          <style:list-level-label-alignment text:label-followed-by="listtab" fo:margin-left="0.4569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4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9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4">
        <style:list-level-properties text:space-before="0.1965in" text:min-label-width="0.2604in" text:list-level-position-and-space-mode="label-alignment">
          <style:list-level-label-alignment text:label-followed-by="listtab" fo:margin-left="0.4569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11">
      <text:list-level-style-number text:level="1" style:num-format="1" text:start-value="2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5555in" text:min-label-width="0.2604in" text:list-level-position-and-space-mode="label-alignment">
          <style:list-level-label-alignment text:label-followed-by="listtab" fo:margin-left="0.8159in" fo:text-indent="-0.2604in"/>
        </style:list-level-properties>
      </text:list-level-style-number>
      <text:list-level-style-number text:level="3" style:num-format="1" text:display-levels="3">
        <style:list-level-properties text:space-before="1.1111in" text:min-label-width="0.5in" text:list-level-position-and-space-mode="label-alignment">
          <style:list-level-label-alignment text:label-followed-by="listtab" fo:margin-left="1.6111in" fo:text-indent="-0.5in"/>
        </style:list-level-properties>
      </text:list-level-style-number>
      <text:list-level-style-number text:level="4" style:num-format="1" text:display-levels="4">
        <style:list-level-properties text:space-before="1.6666in" text:min-label-width="0.75in" text:list-level-position-and-space-mode="label-alignment">
          <style:list-level-label-alignment text:label-followed-by="listtab" fo:margin-left="2.4166in" fo:text-indent="-0.75in"/>
        </style:list-level-properties>
      </text:list-level-style-number>
      <text:list-level-style-number text:level="5" style:num-format="1" text:display-levels="5">
        <style:list-level-properties text:space-before="2.2222in" text:min-label-width="0.75in" text:list-level-position-and-space-mode="label-alignment">
          <style:list-level-label-alignment text:label-followed-by="listtab" fo:margin-left="2.9722in" fo:text-indent="-0.75in"/>
        </style:list-level-properties>
      </text:list-level-style-number>
      <text:list-level-style-number text:level="6" style:num-format="1" text:display-levels="6">
        <style:list-level-properties text:space-before="2.7777in" text:min-label-width="1in" text:list-level-position-and-space-mode="label-alignment">
          <style:list-level-label-alignment text:label-followed-by="listtab" fo:margin-left="3.7777in" fo:text-indent="-1in"/>
        </style:list-level-properties>
      </text:list-level-style-number>
      <text:list-level-style-number text:level="7" style:num-format="1" text:display-levels="7">
        <style:list-level-properties text:space-before="3.3333in" text:min-label-width="1in" text:list-level-position-and-space-mode="label-alignment">
          <style:list-level-label-alignment text:label-followed-by="listtab" fo:margin-left="4.3333in" fo:text-indent="-1in"/>
        </style:list-level-properties>
      </text:list-level-style-number>
      <text:list-level-style-number text:level="8" style:num-format="1" text:display-levels="8">
        <style:list-level-properties text:space-before="3.8888in" text:min-label-width="1.25in" text:list-level-position-and-space-mode="label-alignment">
          <style:list-level-label-alignment text:label-followed-by="listtab" fo:margin-left="5.1388in" fo:text-indent="-1.25in"/>
        </style:list-level-properties>
      </text:list-level-style-number>
      <text:list-level-style-number text:level="9" style:num-format="1" text:display-levels="9">
        <style:list-level-properties text:space-before="4.4444in" text:min-label-width="1.5in" text:list-level-position-and-space-mode="label-alignment">
          <style:list-level-label-alignment text:label-followed-by="listtab" fo:margin-left="5.9444in" fo:text-indent="-1.5in"/>
        </style:list-level-properties>
      </text:list-level-style-number>
    </text:list-style>
    <text:list-style style:name="LFO12">
      <text:list-level-style-number text:level="1" style:num-format="1" text:start-value="2">
        <style:list-level-properties text:space-before="0.2951in" text:min-label-width="0.2604in" text:list-level-position-and-space-mode="label-alignment">
          <style:list-level-label-alignment text:label-followed-by="listtab" fo:margin-left="0.5555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2951in" text:min-label-width="0.2604in" text:list-level-position-and-space-mode="label-alignment">
          <style:list-level-label-alignment text:label-followed-by="listtab" fo:margin-left="0.5555in" fo:text-indent="-0.2604in"/>
        </style:list-level-properties>
      </text:list-level-style-number>
      <text:list-level-style-number text:level="3" style:num-format="1" text:display-levels="3">
        <style:list-level-properties text:space-before="0.5902in" text:min-label-width="0.5in" text:list-level-position-and-space-mode="label-alignment">
          <style:list-level-label-alignment text:label-followed-by="listtab" fo:margin-left="1.0902in" fo:text-indent="-0.5in"/>
        </style:list-level-properties>
      </text:list-level-style-number>
      <text:list-level-style-number text:level="4" style:num-format="1" text:display-levels="4">
        <style:list-level-properties text:space-before="0.8854in" text:min-label-width="0.75in" text:list-level-position-and-space-mode="label-alignment">
          <style:list-level-label-alignment text:label-followed-by="listtab" fo:margin-left="1.6354in" fo:text-indent="-0.75in"/>
        </style:list-level-properties>
      </text:list-level-style-number>
      <text:list-level-style-number text:level="5" style:num-format="1" text:display-levels="5">
        <style:list-level-properties text:space-before="1.1805in" text:min-label-width="0.75in" text:list-level-position-and-space-mode="label-alignment">
          <style:list-level-label-alignment text:label-followed-by="listtab" fo:margin-left="1.9305in" fo:text-indent="-0.75in"/>
        </style:list-level-properties>
      </text:list-level-style-number>
      <text:list-level-style-number text:level="6" style:num-format="1" text:display-levels="6">
        <style:list-level-properties text:space-before="1.4756in" text:min-label-width="1in" text:list-level-position-and-space-mode="label-alignment">
          <style:list-level-label-alignment text:label-followed-by="listtab" fo:margin-left="2.4756in" fo:text-indent="-1in"/>
        </style:list-level-properties>
      </text:list-level-style-number>
      <text:list-level-style-number text:level="7" style:num-format="1" text:display-levels="7">
        <style:list-level-properties text:space-before="1.7708in" text:min-label-width="1in" text:list-level-position-and-space-mode="label-alignment">
          <style:list-level-label-alignment text:label-followed-by="listtab" fo:margin-left="2.7708in" fo:text-indent="-1in"/>
        </style:list-level-properties>
      </text:list-level-style-number>
      <text:list-level-style-number text:level="8" style:num-format="1" text:display-levels="8">
        <style:list-level-properties text:space-before="2.0659in" text:min-label-width="1.25in" text:list-level-position-and-space-mode="label-alignment">
          <style:list-level-label-alignment text:label-followed-by="listtab" fo:margin-left="3.3159in" fo:text-indent="-1.25in"/>
        </style:list-level-properties>
      </text:list-level-style-number>
      <text:list-level-style-number text:level="9" style:num-format="1" text:display-levels="9">
        <style:list-level-properties text:space-before="2.3611in" text:min-label-width="1.5in" text:list-level-position-and-space-mode="label-alignment">
          <style:list-level-label-alignment text:label-followed-by="listtab" fo:margin-left="3.8611in" fo:text-indent="-1.5in"/>
        </style:list-level-properties>
      </text:list-level-style-number>
    </text:list-style>
    <text:list-style style:name="LFO13">
      <text:list-level-style-number text:level="1" style:num-format="1" text:start-value="2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2951in" text:min-label-width="0.2604in" text:list-level-position-and-space-mode="label-alignment">
          <style:list-level-label-alignment text:label-followed-by="listtab" fo:margin-left="0.5555in" fo:text-indent="-0.2604in"/>
        </style:list-level-properties>
      </text:list-level-style-number>
      <text:list-level-style-number text:level="3" style:num-format="1" text:display-levels="3">
        <style:list-level-properties text:space-before="0.5902in" text:min-label-width="0.5in" text:list-level-position-and-space-mode="label-alignment">
          <style:list-level-label-alignment text:label-followed-by="listtab" fo:margin-left="1.0902in" fo:text-indent="-0.5in"/>
        </style:list-level-properties>
      </text:list-level-style-number>
      <text:list-level-style-number text:level="4" style:num-format="1" text:display-levels="4">
        <style:list-level-properties text:space-before="0.8854in" text:min-label-width="0.75in" text:list-level-position-and-space-mode="label-alignment">
          <style:list-level-label-alignment text:label-followed-by="listtab" fo:margin-left="1.6354in" fo:text-indent="-0.75in"/>
        </style:list-level-properties>
      </text:list-level-style-number>
      <text:list-level-style-number text:level="5" style:num-format="1" text:display-levels="5">
        <style:list-level-properties text:space-before="1.1805in" text:min-label-width="0.75in" text:list-level-position-and-space-mode="label-alignment">
          <style:list-level-label-alignment text:label-followed-by="listtab" fo:margin-left="1.9305in" fo:text-indent="-0.75in"/>
        </style:list-level-properties>
      </text:list-level-style-number>
      <text:list-level-style-number text:level="6" style:num-format="1" text:display-levels="6">
        <style:list-level-properties text:space-before="1.4756in" text:min-label-width="1in" text:list-level-position-and-space-mode="label-alignment">
          <style:list-level-label-alignment text:label-followed-by="listtab" fo:margin-left="2.4756in" fo:text-indent="-1in"/>
        </style:list-level-properties>
      </text:list-level-style-number>
      <text:list-level-style-number text:level="7" style:num-format="1" text:display-levels="7">
        <style:list-level-properties text:space-before="1.7708in" text:min-label-width="1in" text:list-level-position-and-space-mode="label-alignment">
          <style:list-level-label-alignment text:label-followed-by="listtab" fo:margin-left="2.7708in" fo:text-indent="-1in"/>
        </style:list-level-properties>
      </text:list-level-style-number>
      <text:list-level-style-number text:level="8" style:num-format="1" text:display-levels="8">
        <style:list-level-properties text:space-before="2.0659in" text:min-label-width="1.25in" text:list-level-position-and-space-mode="label-alignment">
          <style:list-level-label-alignment text:label-followed-by="listtab" fo:margin-left="3.3159in" fo:text-indent="-1.25in"/>
        </style:list-level-properties>
      </text:list-level-style-number>
      <text:list-level-style-number text:level="9" style:num-format="1" text:display-levels="9">
        <style:list-level-properties text:space-before="2.3611in" text:min-label-width="1.5in" text:list-level-position-and-space-mode="label-alignment">
          <style:list-level-label-alignment text:label-followed-by="listtab" fo:margin-left="3.8611in" fo:text-indent="-1.5in"/>
        </style:list-level-properties>
      </text:list-level-style-number>
    </text:list-style>
    <text:list-style style:name="LFO14">
      <text:list-level-style-number text:level="1" style:num-format="1" text:start-value="2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2951in" text:min-label-width="0.2604in" text:list-level-position-and-space-mode="label-alignment">
          <style:list-level-label-alignment text:label-followed-by="listtab" fo:margin-left="0.5555in" fo:text-indent="-0.2604in"/>
        </style:list-level-properties>
      </text:list-level-style-number>
      <text:list-level-style-number text:level="3" style:num-format="1" text:display-levels="3">
        <style:list-level-properties text:space-before="0.5902in" text:min-label-width="0.5in" text:list-level-position-and-space-mode="label-alignment">
          <style:list-level-label-alignment text:label-followed-by="listtab" fo:margin-left="1.0902in" fo:text-indent="-0.5in"/>
        </style:list-level-properties>
      </text:list-level-style-number>
      <text:list-level-style-number text:level="4" style:num-format="1" text:display-levels="4">
        <style:list-level-properties text:space-before="0.8854in" text:min-label-width="0.75in" text:list-level-position-and-space-mode="label-alignment">
          <style:list-level-label-alignment text:label-followed-by="listtab" fo:margin-left="1.6354in" fo:text-indent="-0.75in"/>
        </style:list-level-properties>
      </text:list-level-style-number>
      <text:list-level-style-number text:level="5" style:num-format="1" text:display-levels="5">
        <style:list-level-properties text:space-before="1.1805in" text:min-label-width="0.75in" text:list-level-position-and-space-mode="label-alignment">
          <style:list-level-label-alignment text:label-followed-by="listtab" fo:margin-left="1.9305in" fo:text-indent="-0.75in"/>
        </style:list-level-properties>
      </text:list-level-style-number>
      <text:list-level-style-number text:level="6" style:num-format="1" text:display-levels="6">
        <style:list-level-properties text:space-before="1.4756in" text:min-label-width="1in" text:list-level-position-and-space-mode="label-alignment">
          <style:list-level-label-alignment text:label-followed-by="listtab" fo:margin-left="2.4756in" fo:text-indent="-1in"/>
        </style:list-level-properties>
      </text:list-level-style-number>
      <text:list-level-style-number text:level="7" style:num-format="1" text:display-levels="7">
        <style:list-level-properties text:space-before="1.7708in" text:min-label-width="1in" text:list-level-position-and-space-mode="label-alignment">
          <style:list-level-label-alignment text:label-followed-by="listtab" fo:margin-left="2.7708in" fo:text-indent="-1in"/>
        </style:list-level-properties>
      </text:list-level-style-number>
      <text:list-level-style-number text:level="8" style:num-format="1" text:display-levels="8">
        <style:list-level-properties text:space-before="2.0659in" text:min-label-width="1.25in" text:list-level-position-and-space-mode="label-alignment">
          <style:list-level-label-alignment text:label-followed-by="listtab" fo:margin-left="3.3159in" fo:text-indent="-1.25in"/>
        </style:list-level-properties>
      </text:list-level-style-number>
      <text:list-level-style-number text:level="9" style:num-format="1" text:display-levels="9">
        <style:list-level-properties text:space-before="2.3611in" text:min-label-width="1.5in" text:list-level-position-and-space-mode="label-alignment">
          <style:list-level-label-alignment text:label-followed-by="listtab" fo:margin-left="3.8611in" fo:text-indent="-1.5in"/>
        </style:list-level-properties>
      </text:list-level-style-number>
    </text:list-style>
    <text:list-style style:name="LFO15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>
        <style:list-level-properties text:space-before="0.2604in" text:min-label-width="0.2604in" text:list-level-position-and-space-mode="label-alignment">
          <style:list-level-label-alignment text:label-followed-by="listtab" fo:margin-left="0.5208in" fo:text-indent="-0.2604in"/>
        </style:list-level-properties>
      </text:list-level-style-number>
      <text:list-level-style-number text:level="3" style:num-format="1" text:display-levels="3">
        <style:list-level-properties text:space-before="0.5208in" text:min-label-width="0.5in" text:list-level-position-and-space-mode="label-alignment">
          <style:list-level-label-alignment text:label-followed-by="listtab" fo:margin-left="1.0208in" fo:text-indent="-0.5in"/>
        </style:list-level-properties>
      </text:list-level-style-number>
      <text:list-level-style-number text:level="4" style:num-format="1" text:display-levels="4">
        <style:list-level-properties text:space-before="0.7812in" text:min-label-width="0.75in" text:list-level-position-and-space-mode="label-alignment">
          <style:list-level-label-alignment text:label-followed-by="listtab" fo:margin-left="1.5312in" fo:text-indent="-0.75in"/>
        </style:list-level-properties>
      </text:list-level-style-number>
      <text:list-level-style-number text:level="5" style:num-format="1" text:display-levels="5">
        <style:list-level-properties text:space-before="1.0416in" text:min-label-width="0.75in" text:list-level-position-and-space-mode="label-alignment">
          <style:list-level-label-alignment text:label-followed-by="listtab" fo:margin-left="1.7916in" fo:text-indent="-0.75in"/>
        </style:list-level-properties>
      </text:list-level-style-number>
      <text:list-level-style-number text:level="6" style:num-format="1" text:display-levels="6">
        <style:list-level-properties text:space-before="1.302in" text:min-label-width="1in" text:list-level-position-and-space-mode="label-alignment">
          <style:list-level-label-alignment text:label-followed-by="listtab" fo:margin-left="2.302in" fo:text-indent="-1in"/>
        </style:list-level-properties>
      </text:list-level-style-number>
      <text:list-level-style-number text:level="7" style:num-format="1" text:display-levels="7">
        <style:list-level-properties text:space-before="1.5625in" text:min-label-width="1in" text:list-level-position-and-space-mode="label-alignment">
          <style:list-level-label-alignment text:label-followed-by="listtab" fo:margin-left="2.5625in" fo:text-indent="-1in"/>
        </style:list-level-properties>
      </text:list-level-style-number>
      <text:list-level-style-number text:level="8" style:num-format="1" text:display-levels="8">
        <style:list-level-properties text:space-before="1.8229in" text:min-label-width="1.25in" text:list-level-position-and-space-mode="label-alignment">
          <style:list-level-label-alignment text:label-followed-by="listtab" fo:margin-left="3.0729in" fo:text-indent="-1.25in"/>
        </style:list-level-properties>
      </text:list-level-style-number>
      <text:list-level-style-number text:level="9" style:num-format="1" text:display-levels="9">
        <style:list-level-properties text:space-before="2.0833in" text:min-label-width="1.5in" text:list-level-position-and-space-mode="label-alignment">
          <style:list-level-label-alignment text:label-followed-by="listtab" fo:margin-left="3.5833in" fo:text-indent="-1.5in"/>
        </style:list-level-properties>
      </text:list-level-style-number>
    </text:list-style>
    <text:list-style style:name="LFO16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4">
        <style:list-level-properties text:space-before="0.2604in" text:min-label-width="0.2604in" text:list-level-position-and-space-mode="label-alignment">
          <style:list-level-label-alignment text:label-followed-by="listtab" fo:margin-left="0.5208in" fo:text-indent="-0.2604in"/>
        </style:list-level-properties>
      </text:list-level-style-number>
      <text:list-level-style-number text:level="3" style:num-format="1" text:display-levels="3">
        <style:list-level-properties text:space-before="0.5208in" text:min-label-width="0.5in" text:list-level-position-and-space-mode="label-alignment">
          <style:list-level-label-alignment text:label-followed-by="listtab" fo:margin-left="1.0208in" fo:text-indent="-0.5in"/>
        </style:list-level-properties>
      </text:list-level-style-number>
      <text:list-level-style-number text:level="4" style:num-format="1" text:display-levels="4">
        <style:list-level-properties text:space-before="0.7812in" text:min-label-width="0.75in" text:list-level-position-and-space-mode="label-alignment">
          <style:list-level-label-alignment text:label-followed-by="listtab" fo:margin-left="1.5312in" fo:text-indent="-0.75in"/>
        </style:list-level-properties>
      </text:list-level-style-number>
      <text:list-level-style-number text:level="5" style:num-format="1" text:display-levels="5">
        <style:list-level-properties text:space-before="1.0416in" text:min-label-width="0.75in" text:list-level-position-and-space-mode="label-alignment">
          <style:list-level-label-alignment text:label-followed-by="listtab" fo:margin-left="1.7916in" fo:text-indent="-0.75in"/>
        </style:list-level-properties>
      </text:list-level-style-number>
      <text:list-level-style-number text:level="6" style:num-format="1" text:display-levels="6">
        <style:list-level-properties text:space-before="1.302in" text:min-label-width="1in" text:list-level-position-and-space-mode="label-alignment">
          <style:list-level-label-alignment text:label-followed-by="listtab" fo:margin-left="2.302in" fo:text-indent="-1in"/>
        </style:list-level-properties>
      </text:list-level-style-number>
      <text:list-level-style-number text:level="7" style:num-format="1" text:display-levels="7">
        <style:list-level-properties text:space-before="1.5625in" text:min-label-width="1in" text:list-level-position-and-space-mode="label-alignment">
          <style:list-level-label-alignment text:label-followed-by="listtab" fo:margin-left="2.5625in" fo:text-indent="-1in"/>
        </style:list-level-properties>
      </text:list-level-style-number>
      <text:list-level-style-number text:level="8" style:num-format="1" text:display-levels="8">
        <style:list-level-properties text:space-before="1.8229in" text:min-label-width="1.25in" text:list-level-position-and-space-mode="label-alignment">
          <style:list-level-label-alignment text:label-followed-by="listtab" fo:margin-left="3.0729in" fo:text-indent="-1.25in"/>
        </style:list-level-properties>
      </text:list-level-style-number>
      <text:list-level-style-number text:level="9" style:num-format="1" text:display-levels="9">
        <style:list-level-properties text:space-before="2.0833in" text:min-label-width="1.5in" text:list-level-position-and-space-mode="label-alignment">
          <style:list-level-label-alignment text:label-followed-by="listtab" fo:margin-left="3.5833in" fo:text-indent="-1.5in"/>
        </style:list-level-properties>
      </text:list-level-style-number>
    </text:list-style>
    <style:style style:name="P1" style:parent-style-name="Заголовок1" style:master-page-name="MPF0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3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6" style:parent-style-name="Textbody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7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8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9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10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8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9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0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1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4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25" style:parent-style-name="Textbody" style:master-page-name="MPF1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2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9" style:parent-style-name="Textbody" style:family="paragraph">
      <style:paragraph-properties fo:line-height="150%"/>
    </style:style>
    <style:style style:name="T3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3" style:parent-style-name="Textbody" style:family="paragraph">
      <style:paragraph-properties fo:line-height="150%"/>
    </style:style>
    <style:style style:name="T3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7" style:parent-style-name="Textbody" style:family="paragraph">
      <style:paragraph-properties fo:line-height="150%"/>
    </style:style>
    <style:style style:name="T3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1" style:parent-style-name="Textbody" style:family="paragraph">
      <style:paragraph-properties fo:line-height="150%"/>
    </style:style>
    <style:style style:name="T4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5" style:parent-style-name="Textbody" style:family="paragraph">
      <style:paragraph-properties fo:line-height="150%"/>
    </style:style>
    <style:style style:name="T4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8" style:parent-style-name="Textbody" style:family="paragraph">
      <style:paragraph-properties fo:line-height="150%"/>
    </style:style>
    <style:style style:name="T4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1" style:parent-style-name="Textbody" style:family="paragraph">
      <style:paragraph-properties fo:line-height="150%"/>
    </style:style>
    <style:style style:name="T5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4" style:parent-style-name="Textbody" style:family="paragraph">
      <style:paragraph-properties fo:line-height="150%"/>
    </style:style>
    <style:style style:name="T5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7" style:parent-style-name="Textbody" style:family="paragraph">
      <style:paragraph-properties fo:line-height="150%"/>
    </style:style>
    <style:style style:name="T5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5" style:parent-style-name="Textbody" style:family="paragraph">
      <style:paragraph-properties fo:line-height="150%" fo:margin-left="0.2604in">
        <style:tab-stops/>
      </style:paragraph-properties>
      <style:text-properties fo:font-size="14pt" style:font-size-asian="14pt" style:font-size-complex="14pt"/>
    </style:style>
    <style:style style:name="P6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0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71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72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7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74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7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P76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7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79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80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83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84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85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86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87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88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8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5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9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P103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0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106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0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114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15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117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1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12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P123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124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2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1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33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3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38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39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4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47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4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52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53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5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9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61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6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5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66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67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6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75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7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9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80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81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8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3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89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9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92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5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9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98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9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200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0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02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203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0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05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07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0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9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10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11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12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13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14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21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16" style:parent-style-name="Основнойшрифтабзаца" style:family="text">
      <style:text-properties style:font-name="Consolas" style:font-name-asian="Times New Roman" style:font-name-complex="Times New Roman" fo:color="#005CC5" style:letter-kerning="false" fo:font-size="9pt" style:font-size-asian="9pt" style:font-size-complex="9pt" style:language-asian="ru" style:country-asian="RU" style:language-complex="ar" style:country-complex="SA"/>
    </style:style>
    <style:style style:name="T21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18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21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20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22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P222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2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24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225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26" style:parent-style-name="Textbody" style:family="paragraph">
      <style:paragraph-properties fo:line-height="150%" fo:margin-left="0.4923in">
        <style:tab-stops/>
      </style:paragraph-properties>
      <style:text-properties style:font-weight-complex="bold" fo:font-size="14pt" style:font-size-asian="14pt" style:font-size-complex="14pt"/>
    </style:style>
    <style:style style:name="P227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228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29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30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231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fo:hyphenate="true"/>
    </style:style>
    <style:style style:name="T23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34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23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238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9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240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41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242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3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244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5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246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4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8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49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50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fo:hyphenate="true"/>
    </style:style>
    <style:style style:name="T25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53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4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255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25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8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259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60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fo:hyphenate="true"/>
    </style:style>
    <style:style style:name="T26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2" style:parent-style-name="Основнойшрифтабзаца" style:family="text">
      <style:text-properties fo:language="en" fo:country="US"/>
    </style:style>
    <style:style style:name="T263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64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fo:language="en" fo:country="US" fo:hyphenate="true"/>
    </style:style>
    <style:style style:name="P265" style:parent-style-name="Textbody" style:family="paragraph">
      <style:paragraph-properties fo:line-height="150%"/>
      <style:text-properties fo:language="en" fo:country="US"/>
    </style:style>
    <style:style style:name="P266" style:parent-style-name="Textbody" style:family="paragraph">
      <style:paragraph-properties fo:line-height="150%"/>
      <style:text-properties fo:language="en" fo:country="US"/>
    </style:style>
    <style:style style:name="P267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68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69" style:parent-style-name="Textbody" style:family="paragraph">
      <style:paragraph-properties fo:line-height="150%" fo:text-indent="0.2916in"/>
    </style:style>
    <style:style style:name="T27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7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7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7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74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75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76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77" style:parent-style-name="Textbody" style:family="paragraph">
      <style:paragraph-properties fo:line-height="150%" fo:text-indent="0.2916in"/>
    </style:style>
    <style:style style:name="T278" style:parent-style-name="Основнойшрифтабзаца" style:family="text">
      <style:text-properties fo:font-size="14pt" style:font-size-asian="14pt" style:font-size-complex="14pt"/>
    </style:style>
    <style:style style:name="T2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0" style:parent-style-name="Основнойшрифтабзаца" style:family="text">
      <style:text-properties fo:font-size="14pt" style:font-size-asian="14pt" style:font-size-complex="14pt"/>
    </style:style>
    <style:style style:name="P281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82" style:parent-style-name="Textbody" style:family="paragraph">
      <style:paragraph-properties fo:line-height="150%" fo:text-indent="0.2916in"/>
    </style:style>
    <style:style style:name="T28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8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8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86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87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88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89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90" style:parent-style-name="Textbody" style:family="paragraph">
      <style:paragraph-properties fo:line-height="150%" fo:text-indent="0.2916in"/>
    </style:style>
    <style:style style:name="T29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9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93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94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95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96" style:parent-style-name="Textbody" style:family="paragraph">
      <style:paragraph-properties fo:line-height="150%" fo:text-indent="0.2916in"/>
    </style:style>
    <style:style style:name="T29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9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9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00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301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302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30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8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0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1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1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1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1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1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1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16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17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18" style:parent-style-name="Textbody" style:family="paragraph">
      <style:paragraph-properties fo:line-height="150%" fo:margin-left="0.2916in">
        <style:tab-stops/>
      </style:paragraph-properties>
    </style:style>
    <style:style style:name="T31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2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P321" style:parent-style-name="Textbody" style:family="paragraph">
      <style:paragraph-properties fo:line-height="150%" fo:margin-left="0.2916in">
        <style:tab-stops/>
      </style:paragraph-properties>
    </style:style>
    <style:style style:name="T32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23" style:parent-style-name="Textbody" style:family="paragraph">
      <style:paragraph-properties fo:line-height="150%" fo:margin-left="0.2916in">
        <style:tab-stops/>
      </style:paragraph-properties>
    </style:style>
    <style:style style:name="T32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2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2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32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28" style:parent-style-name="Textbody" style:family="paragraph">
      <style:paragraph-properties fo:line-height="150%" fo:margin-left="0.2916in">
        <style:tab-stops/>
      </style:paragraph-properties>
    </style:style>
    <style:style style:name="T32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30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31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32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33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34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35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36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37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38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39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40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41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42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43" style:parent-style-name="Textbody" style:family="paragraph">
      <style:paragraph-properties fo:line-height="150%" fo:margin-left="0.5416in">
        <style:tab-stops/>
      </style:paragraph-properties>
      <style:text-properties style:font-weight-complex="bold" fo:font-size="14pt" style:font-size-asian="14pt" style:font-size-complex="14pt"/>
    </style:style>
    <style:style style:name="P344" style:parent-style-name="Textbody" style:family="paragraph">
      <style:paragraph-properties fo:line-height="150%" fo:margin-left="0.5416in">
        <style:tab-stops/>
      </style:paragraph-properties>
      <style:text-properties style:font-weight-complex="bold" fo:font-size="14pt" style:font-size-asian="14pt" style:font-size-complex="14pt"/>
    </style:style>
    <style:style style:name="P345" style:parent-style-name="Textbody" style:family="paragraph">
      <style:paragraph-properties fo:line-height="150%" fo:margin-left="0.5416in">
        <style:tab-stops/>
      </style:paragraph-properties>
      <style:text-properties style:font-weight-complex="bold" fo:font-size="14pt" style:font-size-asian="14pt" style:font-size-complex="14pt"/>
    </style:style>
    <style:style style:name="P346" style:parent-style-name="Textbody" style:family="paragraph">
      <style:paragraph-properties fo:line-height="150%" fo:margin-left="0.5416in">
        <style:tab-stops/>
      </style:paragraph-properties>
      <style:text-properties style:font-weight-complex="bold" fo:font-size="14pt" style:font-size-asian="14pt" style:font-size-complex="14pt"/>
    </style:style>
    <style:style style:name="P347" style:parent-style-name="Textbody" style:family="paragraph">
      <style:paragraph-properties fo:line-height="150%" fo:margin-left="0.5416in">
        <style:tab-stops/>
      </style:paragraph-properties>
      <style:text-properties style:font-weight-complex="bold" fo:font-size="14pt" style:font-size-asian="14pt" style:font-size-complex="14pt"/>
    </style:style>
    <style:style style:name="P348" style:parent-style-name="Textbody" style:family="paragraph">
      <style:paragraph-properties fo:line-height="150%" fo:margin-left="0.5416in">
        <style:tab-stops/>
      </style:paragraph-properties>
      <style:text-properties style:font-weight-complex="bold" fo:font-size="14pt" style:font-size-asian="14pt" style:font-size-complex="14pt"/>
    </style:style>
    <style:style style:name="P349" style:parent-style-name="Textbody" style:family="paragraph">
      <style:paragraph-properties fo:line-height="150%" fo:margin-left="0.5416in">
        <style:tab-stops/>
      </style:paragraph-properties>
      <style:text-properties style:font-weight-complex="bold" fo:font-size="14pt" style:font-size-asian="14pt" style:font-size-complex="14pt"/>
    </style:style>
    <style:style style:name="TableColumn351" style:family="table-column">
      <style:table-column-properties style:column-width="2.2284in"/>
    </style:style>
    <style:style style:name="TableColumn352" style:family="table-column">
      <style:table-column-properties style:column-width="2.2284in"/>
    </style:style>
    <style:style style:name="TableColumn353" style:family="table-column">
      <style:table-column-properties style:column-width="2.2291in"/>
    </style:style>
    <style:style style:name="Table350" style:family="table">
      <style:table-properties style:width="6.6861in" fo:margin-left="0in" table:align="left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359" style:family="table-row">
      <style:table-row-properties/>
    </style:style>
    <style:style style:name="P36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7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7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8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Row382" style:family="table-row">
      <style:table-row-properties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8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9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9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9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Row393" style:family="table-row">
      <style:table-row-properties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0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0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0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0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0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0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06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407" style:parent-style-name="Textbody" style:family="paragraph">
      <style:paragraph-properties fo:line-height="150%" fo:text-indent="0.2951in"/>
      <style:text-properties style:font-weight-complex="bold" fo:font-size="14pt" style:font-size-asian="14pt" style:font-size-complex="14pt"/>
    </style:style>
    <style:style style:name="P408" style:parent-style-name="Textbody" style:family="paragraph">
      <style:paragraph-properties fo:line-height="150%" fo:text-indent="0.2951in"/>
      <style:text-properties style:font-weight-complex="bold" fo:font-size="14pt" style:font-size-asian="14pt" style:font-size-complex="14pt"/>
    </style:style>
    <style:style style:name="P409" style:parent-style-name="Textbody" style:family="paragraph">
      <style:paragraph-properties fo:line-height="150%" fo:text-indent="0.2951in"/>
      <style:text-properties style:font-weight-complex="bold" fo:font-size="14pt" style:font-size-asian="14pt" style:font-size-complex="14pt"/>
    </style:style>
    <style:style style:name="P410" style:parent-style-name="Textbody" style:family="paragraph">
      <style:paragraph-properties fo:line-height="150%" fo:text-indent="0.2951in"/>
      <style:text-properties style:font-weight-complex="bold" fo:font-size="14pt" style:font-size-asian="14pt" style:font-size-complex="14pt"/>
    </style:style>
    <style:style style:name="P411" style:parent-style-name="Textbody" style:family="paragraph">
      <style:paragraph-properties fo:line-height="150%" fo:text-indent="0.2951in"/>
      <style:text-properties style:font-weight-complex="bold" fo:font-size="14pt" style:font-size-asian="14pt" style:font-size-complex="14pt"/>
    </style:style>
    <style:style style:name="P412" style:parent-style-name="Textbody" style:family="paragraph">
      <style:paragraph-properties fo:line-height="150%" fo:text-indent="0.2951in"/>
      <style:text-properties style:font-weight-complex="bold" fo:font-size="14pt" style:font-size-asian="14pt" style:font-size-complex="14pt"/>
    </style:style>
    <style:style style:name="P413" style:parent-style-name="Textbody" style:family="paragraph">
      <style:paragraph-properties fo:line-height="150%" fo:text-indent="0.2951in"/>
      <style:text-properties style:font-weight-complex="bold" fo:font-size="14pt" style:font-size-asian="14pt" style:font-size-complex="14pt"/>
    </style:style>
    <style:style style:name="P414" style:parent-style-name="Textbody" style:family="paragraph">
      <style:paragraph-properties fo:line-height="150%" fo:text-indent="0.2951in"/>
      <style:text-properties style:font-weight-complex="bold" fo:font-size="14pt" style:font-size-asian="14pt" style:font-size-complex="14pt"/>
    </style:style>
    <style:style style:name="P415" style:parent-style-name="Textbody" style:family="paragraph">
      <style:paragraph-properties fo:line-height="150%" fo:text-indent="0.25in"/>
      <style:text-properties style:font-weight-complex="bold" fo:font-size="14pt" style:font-size-asian="14pt" style:font-size-complex="14pt"/>
    </style:style>
    <style:style style:name="P41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17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418" style:parent-style-name="Textbody" style:family="paragraph">
      <style:paragraph-properties fo:line-height="150%" fo:margin-left="0.2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19" style:parent-style-name="Textbody" style:family="paragraph">
      <style:paragraph-properties fo:line-height="150%" fo:margin-left="0.25in">
        <style:tab-stops/>
      </style:paragraph-properties>
    </style:style>
    <style:style style:name="T42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2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2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23" style:parent-style-name="Textbody" style:family="paragraph">
      <style:paragraph-properties fo:line-height="150%"/>
    </style:style>
    <style:style style:name="T42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2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2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2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2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2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3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3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3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3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3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3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36" style:parent-style-name="Textbody" style:family="paragraph">
      <style:paragraph-properties fo:line-height="150%"/>
    </style:style>
    <style:style style:name="T43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3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3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4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4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4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4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4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4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46" style:parent-style-name="Textbody" style:family="paragraph">
      <style:paragraph-properties fo:line-height="150%"/>
    </style:style>
    <style:style style:name="T44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4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4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5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5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52" style:parent-style-name="Textbody" style:family="paragraph">
      <style:paragraph-properties fo:line-height="150%"/>
    </style:style>
    <style:style style:name="T45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5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5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5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5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59" style:parent-style-name="Textbody" style:family="paragraph">
      <style:paragraph-properties fo:line-height="150%"/>
    </style:style>
    <style:style style:name="T46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6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6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63" style:parent-style-name="Textbody" style:family="paragraph">
      <style:paragraph-properties fo:line-height="150%"/>
    </style:style>
    <style:style style:name="T46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6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6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6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6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69" style:parent-style-name="Textbody" style:family="paragraph">
      <style:paragraph-properties fo:line-height="150%" fo:margin-left="0.2604in">
        <style:tab-stops/>
      </style:paragraph-properties>
      <style:text-properties style:font-weight-complex="bold" fo:font-size="14pt" style:font-size-asian="14pt" style:font-size-complex="14pt"/>
    </style:style>
    <style:style style:name="P470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471" style:parent-style-name="Textbody" style:family="paragraph">
      <style:paragraph-properties fo:line-height="150%" fo:margin-left="0.1965in">
        <style:tab-stops/>
      </style:paragraph-properties>
    </style:style>
    <style:style style:name="T47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7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7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7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7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7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78" style:parent-style-name="Textbody" style:family="paragraph">
      <style:paragraph-properties fo:line-height="150%"/>
    </style:style>
    <style:style style:name="T47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8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8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8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83" style:parent-style-name="Textbody" style:family="paragraph">
      <style:paragraph-properties fo:line-height="150%"/>
    </style:style>
    <style:style style:name="T48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8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8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8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88" style:parent-style-name="Textbody" style:family="paragraph">
      <style:paragraph-properties fo:line-height="150%"/>
    </style:style>
    <style:style style:name="T48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9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9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92" style:parent-style-name="Textbody" style:family="paragraph">
      <style:paragraph-properties fo:line-height="150%"/>
    </style:style>
    <style:style style:name="T49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9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9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96" style:parent-style-name="Textbody" style:family="paragraph">
      <style:paragraph-properties fo:line-height="150%"/>
    </style:style>
    <style:style style:name="T49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9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9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0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01" style:parent-style-name="Textbody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502" style:parent-style-name="Textbody" style:family="paragraph">
      <style:paragraph-properties fo:line-height="150%" fo:margin-left="0.1965in">
        <style:tab-stops/>
      </style:paragraph-properties>
      <style:text-properties fo:font-size="14pt" style:font-size-asian="14pt" style:font-size-complex="14pt"/>
    </style:style>
    <style:style style:name="P503" style:parent-style-name="Textbody" style:family="paragraph">
      <style:paragraph-properties fo:line-height="150%"/>
    </style:style>
    <style:style style:name="T50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50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506" style:parent-style-name="Textbody" style:family="paragraph">
      <style:paragraph-properties fo:line-height="150%" fo:margin-left="0.1965in">
        <style:tab-stops/>
      </style:paragraph-properties>
      <style:text-properties fo:font-size="14pt" style:font-size-asian="14pt" style:font-size-complex="14pt"/>
    </style:style>
    <style:style style:name="P50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08" style:parent-style-name="Textbody" style:family="paragraph">
      <style:paragraph-properties fo:line-height="150%"/>
    </style:style>
    <style:style style:name="T509" style:parent-style-name="Основнойшрифтабзаца" style:family="text">
      <style:text-properties fo:font-size="14pt" style:font-size-asian="14pt" style:font-size-complex="14pt"/>
    </style:style>
    <style:style style:name="T510" style:parent-style-name="Основнойшрифтабзаца" style:family="text">
      <style:text-properties fo:font-size="14pt" style:font-size-asian="14pt" style:font-size-complex="14pt"/>
    </style:style>
    <style:style style:name="T511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12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513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14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515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16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517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18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519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20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521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22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523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524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525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52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27" style:parent-style-name="Textbody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528" style:parent-style-name="Textbody" style:family="paragraph">
      <style:paragraph-properties fo:line-height="150%" fo:margin-left="0.1965in">
        <style:tab-stops/>
      </style:paragraph-properties>
      <style:text-properties fo:font-size="14pt" style:font-size-asian="14pt" style:font-size-complex="14pt"/>
    </style:style>
    <style:style style:name="P529" style:parent-style-name="Textbody" style:family="paragraph">
      <style:paragraph-properties fo:line-height="150%" fo:margin-left="0.1965in">
        <style:tab-stops/>
      </style:paragraph-properties>
      <style:text-properties fo:font-size="14pt" style:font-size-asian="14pt" style:font-size-complex="14pt"/>
    </style:style>
    <style:style style:name="P530" style:parent-style-name="Textbody" style:family="paragraph">
      <style:paragraph-properties fo:line-height="150%"/>
      <style:text-properties fo:font-weight="bold" style:font-weight-asian="bold" fo:font-size="14pt" style:font-size-asian="14pt" style:font-size-complex="14pt"/>
    </style:style>
    <style:style style:name="P531" style:parent-style-name="Textbody" style:family="paragraph">
      <style:paragraph-properties fo:line-height="150%" fo:text-indent="0.1965in"/>
      <style:text-properties fo:font-size="14pt" style:font-size-asian="14pt" style:font-size-complex="14pt"/>
    </style:style>
    <style:style style:name="P532" style:parent-style-name="Textbody" style:family="paragraph">
      <style:paragraph-properties fo:line-height="150%"/>
    </style:style>
    <style:style style:name="T5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34" style:parent-style-name="Основнойшрифтабзаца" style:family="text">
      <style:text-properties fo:font-size="14pt" style:font-size-asian="14pt" style:font-size-complex="14pt"/>
    </style:style>
    <style:style style:name="T535" style:parent-style-name="Основнойшрифтабзаца" style:family="text">
      <style:text-properties fo:font-size="14pt" style:font-size-asian="14pt" style:font-size-complex="14pt"/>
    </style:style>
    <style:style style:name="P536" style:parent-style-name="Textbody" style:family="paragraph">
      <style:paragraph-properties fo:line-height="150%"/>
    </style:style>
    <style:style style:name="T5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38" style:parent-style-name="Основнойшрифтабзаца" style:family="text">
      <style:text-properties fo:font-size="14pt" style:font-size-asian="14pt" style:font-size-complex="14pt"/>
    </style:style>
    <style:style style:name="T539" style:parent-style-name="Основнойшрифтабзаца" style:family="text">
      <style:text-properties fo:font-size="14pt" style:font-size-asian="14pt" style:font-size-complex="14pt"/>
    </style:style>
    <style:style style:name="P54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</office:automatic-styles>
  <office:body>
    <office:text text:use-soft-page-breaks="true">
      <text:h text:style-name="P1" text:outline-level="1">Министерство образования и науки РФ</text:h>
      <text:p text:style-name="P3">Томский государственный университет систем управления и</text:p>
      <text:p text:style-name="P4">Радиоэлектроники (ТУСУР)</text:p>
      <text:p text:style-name="P5"/>
      <text:p text:style-name="P6">Кафедра автоматизированных систем управления (АСУ)</text:p>
      <text:p text:style-name="P7"/>
      <text:p text:style-name="P8"/>
      <text:p text:style-name="P9">Лабораторная<text:s/>работа №2</text:p>
      <text:p text:style-name="P10">«Написание спецификаций и проведение тестирования»</text:p>
      <text:p text:style-name="P11">по дисциплине «Технология разработки программного обеспечения»</text:p>
      <text:p text:style-name="P12"/>
      <text:p text:style-name="P13">учебное пособие В.Т. Калайда, В.В. Романенко</text:p>
      <text:p text:style-name="P14">«Технология разработки программного обеспечения»</text:p>
      <text:p text:style-name="P15"/>
      <text:p text:style-name="P16"/>
      <text:p text:style-name="P17">Выполнил студент</text:p>
      <text:p text:style-name="P18">специальности 09.03.01</text:p>
      <text:p text:style-name="P19">Бубенщиков Олег Юрьевич</text:p>
      <text:p text:style-name="P20">20.12.2018</text:p>
      <text:p text:style-name="P21"/>
      <text:p text:style-name="P22"/>
      <text:p text:style-name="P23"/>
      <text:p text:style-name="P24">г. Среднеуральск 2018</text:p>
      <text:soft-page-break/>
      <text:p text:style-name="P25">Содержание</text:p>
      <text:list text:style-name="LFO1" text:continue-numbering="true">
        <text:list-item>
          <text:p text:style-name="P27">Спецификации…...………………………………………………………....3</text:p>
          <text:list text:continue-numbering="true">
            <text:list-item>
              <text:p text:style-name="P28">Внешняя спецификация…………………………………………………...3</text:p>
            </text:list-item>
            <text:list-item>
              <text:p text:style-name="P29"><text:span text:style-name="T30">Внутренняя спецификация.</text:span><text:span text:style-name="T31">……………………………………………….3</text:span></text:p>
            </text:list-item>
          </text:list>
        </text:list-item>
        <text:list-item>
          <text:p text:style-name="P32">Тестирование……………………………………………………………….4</text:p>
          <text:list text:continue-numbering="true">
            <text:list-item>
              <text:p text:style-name="P33"><text:span text:style-name="T34">Общие принципы тестирования</text:span><text:span text:style-name="T35">………………………………………</text:span><text:span text:style-name="T36">….4</text:span></text:p>
            </text:list-item>
            <text:list-item>
              <text:p text:style-name="P37"><text:span text:style-name="T38">Организация испытаний программных изделий</text:span><text:span text:style-name="T39">……………………</text:span><text:span text:style-name="T40">…..4</text:span></text:p>
            </text:list-item>
            <text:list-item>
              <text:p text:style-name="P41"><text:span text:style-name="T42">Виды испытаний программного изделия</text:span><text:span text:style-name="T43">……………………………</text:span><text:span text:style-name="T44">…..4</text:span></text:p>
            </text:list-item>
            <text:list-item>
              <text:p text:style-name="P45"><text:span text:style-name="T46">Режимы испытаний программ</text:span><text:span text:style-name="T47">……………………………………………4</text:span></text:p>
            </text:list-item>
            <text:list-item>
              <text:p text:style-name="P48"><text:span text:style-name="T49">Категории испытания программного изделия</text:span><text:span text:style-name="T50">…………………………..4</text:span></text:p>
            </text:list-item>
            <text:list-item>
              <text:p text:style-name="P51"><text:span text:style-name="T52">Технология тестирования. Классы эквивалентности</text:span><text:span text:style-name="T53">…………………..4</text:span></text:p>
            </text:list-item>
            <text:list-item>
              <text:p text:style-name="P54"><text:span text:style-name="T55">Построение тестов</text:span><text:span text:style-name="T56">………………………..................................................8</text:span></text:p>
            </text:list-item>
          </text:list>
        </text:list-item>
      </text:list>
      <text:p text:style-name="P57"><text:span text:style-name="T58">3 Руководство системного программиста………………………………………8</text:span></text:p>
      <text:list text:style-name="LFO15" text:continue-numbering="true">
        <text:list-item>
          <text:list>
            <text:list-item>
              <text:p text:style-name="P59"><text:s/>Общие сведения о программе……………………………………………8</text:p>
            </text:list-item>
            <text:list-item>
              <text:p text:style-name="P60"><text:s/>Структура программы…………………………………………………...10</text:p>
            </text:list-item>
            <text:list-item>
              <text:p text:style-name="P61"><text:s/>Настройка программы…………………………………………………...10</text:p>
            </text:list-item>
            <text:list-item>
              <text:p text:style-name="P62"><text:s/>Проверка программы…………………………………………………….10</text:p>
            </text:list-item>
            <text:list-item>
              <text:p text:style-name="P63"><text:s/>Дополнительные возможности………………………………………….10</text:p>
            </text:list-item>
            <text:list-item>
              <text:p text:style-name="P64"><text:s/>Сообщения системному программисту…………………………………11</text:p>
            </text:list-item>
          </text:list>
        </text:list-item>
      </text:list>
      <text:p text:style-name="P65"/>
      <text:p text:style-name="P66"/>
      <text:p text:style-name="P67"/>
      <text:p text:style-name="P68"/>
      <text:soft-page-break/>
      <text:p text:style-name="P69">1 Спецификации</text:p>
      <text:list text:style-name="LFO2" text:continue-numbering="true">
        <text:list-item>
          <text:list>
            <text:list-item>
              <text:p text:style-name="P70">Внешняя спецификация</text:p>
            </text:list-item>
          </text:list>
        </text:list-item>
      </text:list>
      <text:p text:style-name="P71"><text:span text:style-name="T72">def</text:span><text:span text:style-name="T73"><text:s/></text:span><text:span text:style-name="T74">migrate</text:span><text:span text:style-name="T75">():</text:span></text:p>
      <text:p text:style-name="P76"><text:span text:style-name="T77"><text:s text:c="4"/></text:span><text:span text:style-name="T78">"""</text:span></text:p>
      <text:p text:style-name="P79"><text:span text:style-name="T80"><text:s text:c="4"/>Скрипт для выполнения миграции абонентов АТС в формат<text:s/></text:span><text:span text:style-name="T81">IMS</text:span><text:span text:style-name="T82">.</text:span></text:p>
      <text:p text:style-name="P83"><text:span text:style-name="T84"><text:s text:c="4"/>"""</text:span></text:p>
      <text:p text:style-name="P85"><text:s text:c="4"/># Контектсный менеджер формирующий объект конфигурации и</text:p>
      <text:p text:style-name="P86"><text:span text:style-name="T87"><text:s text:c="4"/># управления исключениями</text:span></text:p>
      <text:p text:style-name="P88"><text:span text:style-name="T89"><text:s text:c="4"/></text:span><text:span text:style-name="T90">with</text:span><text:span text:style-name="T91"><text:s/></text:span><text:span text:style-name="T92">Parser</text:span><text:span text:style-name="T93">.</text:span><text:span text:style-name="T94">run</text:span><text:span text:style-name="T95">_</text:span><text:span text:style-name="T96">migrate</text:span><text:span text:style-name="T97">()</text:span><text:span text:style-name="T98"><text:s/></text:span><text:span text:style-name="T99">as</text:span><text:span text:style-name="T100"><text:s/></text:span><text:span text:style-name="T101">conf</text:span><text:span text:style-name="T102">:</text:span></text:p>
      <text:p text:style-name="P103"><text:span text:style-name="T104"><text:tab/><text:s/></text:span><text:span text:style-name="T105"># инициировать конфиг</text:span></text:p>
      <text:p text:style-name="P106"><text:span text:style-name="T107"><text:s text:c="8"/></text:span><text:span text:style-name="T108">conf</text:span><text:span text:style-name="T109">.</text:span><text:span text:style-name="T110">init</text:span><text:span text:style-name="T111">_</text:span><text:span text:style-name="T112">config</text:span><text:span text:style-name="T113">()</text:span></text:p>
      <text:p text:style-name="P114"><text:span text:style-name="T115"><text:tab/><text:s/></text:span><text:span text:style-name="T116"># подготовить хранилище для обработанных данных</text:span></text:p>
      <text:p text:style-name="P117"><text:span text:style-name="T118"><text:s text:c="8"/></text:span><text:span text:style-name="T119">data</text:span><text:span text:style-name="T120"><text:s/></text:span><text:span text:style-name="T121">=</text:span><text:span text:style-name="T122"><text:s/>[]<text:s/></text:span></text:p>
      <text:p text:style-name="P123"><text:tab/><text:s/># выполнить обработку данных согласно типу АТС</text:p>
      <text:p text:style-name="P124"><text:span text:style-name="T125"><text:s text:c="8"/></text:span><text:span text:style-name="T126">if</text:span><text:span text:style-name="T127"><text:s/></text:span><text:span text:style-name="T128">conf.node<text:s/></text:span><text:span text:style-name="T129">==</text:span><text:span text:style-name="T130"><text:s/></text:span><text:span text:style-name="T131">"mt20"</text:span><text:span text:style-name="T132">:</text:span></text:p>
      <text:p text:style-name="P133"><text:span text:style-name="T134"><text:s text:c="12"/>data<text:s/></text:span><text:span text:style-name="T135">=</text:span><text:span text:style-name="T136"><text:s/></text:span><text:span text:style-name="T137">MT20.migrate(conf)</text:span></text:p>
      <text:p text:style-name="P138"/>
      <text:p text:style-name="P139"><text:span text:style-name="T140"><text:s text:c="8"/></text:span><text:span text:style-name="T141">if</text:span><text:span text:style-name="T142"><text:s/>conf.node<text:s/></text:span><text:span text:style-name="T143">==</text:span><text:span text:style-name="T144"><text:s/></text:span><text:span text:style-name="T145">"vocaltec"</text:span><text:span text:style-name="T146">:</text:span></text:p>
      <text:p text:style-name="P147"><text:span text:style-name="T148"><text:s text:c="12"/>data<text:s/></text:span><text:span text:style-name="T149">=</text:span><text:span text:style-name="T150"><text:s/></text:span><text:span text:style-name="T151">Vocaltec.migrate(conf)</text:span></text:p>
      <text:p text:style-name="P152"/>
      <text:p text:style-name="P153"><text:span text:style-name="T154"><text:s text:c="8"/></text:span><text:span text:style-name="T155">if</text:span><text:span text:style-name="T156"><text:s/>conf.node<text:s/></text:span><text:span text:style-name="T157">==</text:span><text:span text:style-name="T158"><text:s/></text:span><text:span text:style-name="T159">"nortell"</text:span><text:span text:style-name="T160">:</text:span></text:p>
      <text:p text:style-name="P161"><text:span text:style-name="T162"><text:s text:c="12"/>data<text:s/></text:span><text:span text:style-name="T163">=</text:span><text:span text:style-name="T164"><text:s/></text:span><text:span text:style-name="T165">Nortell.migrate(conf)</text:span></text:p>
      <text:p text:style-name="P166"/>
      <text:p text:style-name="P167"><text:span text:style-name="T168"><text:s text:c="8"/></text:span><text:span text:style-name="T169">if</text:span><text:span text:style-name="T170"><text:s/>conf.node<text:s/></text:span><text:span text:style-name="T171">==</text:span><text:span text:style-name="T172"><text:s/></text:span><text:span text:style-name="T173">'argus'</text:span><text:span text:style-name="T174">:</text:span></text:p>
      <text:p text:style-name="P175"><text:span text:style-name="T176"><text:s text:c="12"/>data<text:s/></text:span><text:span text:style-name="T177">=</text:span><text:span text:style-name="T178"><text:s/></text:span><text:span text:style-name="T179">Argus.migrate(conf)</text:span></text:p>
      <text:p text:style-name="P180"/>
      <text:p text:style-name="P181"><text:span text:style-name="T182"><text:s text:c="8"/></text:span><text:span text:style-name="T183">if</text:span><text:span text:style-name="T184"><text:s/>conf.node<text:s/></text:span><text:span text:style-name="T185">==</text:span><text:span text:style-name="T186"><text:s/></text:span><text:span text:style-name="T187">'axe-irkutsk'</text:span><text:span text:style-name="T188">:</text:span></text:p>
      <text:p text:style-name="P189"><text:span text:style-name="T190"><text:s text:c="12"/>data</text:span><text:span text:style-name="T191"><text:s/></text:span><text:span text:style-name="T192">=</text:span><text:span text:style-name="T193"><text:s/></text:span><text:span text:style-name="T194">AXEIrk</text:span><text:span text:style-name="T195">.</text:span><text:span text:style-name="T196">migrate</text:span><text:span text:style-name="T197">(</text:span><text:span text:style-name="T198">conf</text:span><text:span text:style-name="T199">)</text:span></text:p>
      <text:p text:style-name="P200"><text:span text:style-name="T201"><text:tab/><text:s/></text:span><text:span text:style-name="T202"># Сформировать выходные данные в формате vIMS</text:span></text:p>
      <text:p text:style-name="P203"><text:span text:style-name="T204"><text:s text:c="8"/></text:span><text:span text:style-name="T205">if</text:span><text:span text:style-name="T206"><text:s/>data:</text:span></text:p>
      <text:p text:style-name="P207"><text:span text:style-name="T208"><text:s text:c="12"/></text:span><text:span text:style-name="T209">working_data(data, conf)</text:span></text:p>
      <text:p text:style-name="P210"><text:s text:c="12"/></text:p>
      <text:p text:style-name="P211"/>
      <text:p text:style-name="P212"/>
      <text:p text:style-name="P213"><text:span text:style-name="T214">if</text:span><text:span text:style-name="T215"><text:s/></text:span><text:span text:style-name="T216">__name__</text:span><text:span text:style-name="T217"><text:s/></text:span><text:span text:style-name="T218">==</text:span><text:span text:style-name="T219"><text:s/></text:span><text:span text:style-name="T220">"__main__"</text:span><text:span text:style-name="T221">:</text:span></text:p>
      <text:p text:style-name="P222"><text:span text:style-name="T223"><text:s text:c="4"/></text:span><text:span text:style-name="T224">migrate()</text:span></text:p>
      <text:p text:style-name="P225"/>
      <text:p text:style-name="P226"/>
      <text:list text:style-name="LFO2" text:continue-numbering="true">
        <text:list-item>
          <text:list>
            <text:list-item>
              <text:p text:style-name="P227">Внутренняя спецификация</text:p>
            </text:list-item>
          </text:list>
        </text:list-item>
      </text:list>
      <text:p text:style-name="P228"># Контектсный менеджер формирующий объект конфигурации и</text:p>
      <text:p text:style-name="P229"><text:span text:style-name="T230"><text:s text:c="4"/># управления исключениями</text:span></text:p>
      <text:p text:style-name="P231"><text:span text:style-name="T232">Procedure</text:span><text:span text:style-name="T233"><text:s/></text:span><text:span text:style-name="T234">Parser</text:span><text:span text:style-name="T235">.</text:span><text:span text:style-name="T236">run</text:span><text:span text:style-name="T237">_</text:span><text:span text:style-name="T238">migrate</text:span><text:span text:style-name="T239">()</text:span></text:p>
      <text:p text:style-name="P240"><text:span text:style-name="T241"><text:s text:c="4"/></text:span><text:span text:style-name="T242">#<text:s/></text:span><text:span text:style-name="T243">инициировать</text:span><text:span text:style-name="T244"><text:s/></text:span><text:span text:style-name="T245">конфиг</text:span></text:p>
      <text:p text:style-name="P246"><text:span text:style-name="T247"><text:s text:c="4"/>Procedure<text:s/></text:span><text:span text:style-name="T248">conf.init_config()</text:span></text:p>
      <text:p text:style-name="P249"># выполнить обработку<text:s/>данных согласно типу АТС</text:p>
      <text:p text:style-name="P250"><text:span text:style-name="T251">Procedure</text:span><text:span text:style-name="T252"><text:s/></text:span><text:span text:style-name="T253">MT</text:span><text:span text:style-name="T254">20.</text:span><text:span text:style-name="T255">migrate</text:span><text:span text:style-name="T256">(</text:span><text:span text:style-name="T257">conf</text:span><text:span text:style-name="T258">)</text:span></text:p>
      <text:p text:style-name="P259"># Сформировать выходные данные в формате vIMS</text:p>
      <text:p text:style-name="P260"><text:span text:style-name="T261">Procedure</text:span><text:span text:style-name="T262"><text:s/></text:span><text:span text:style-name="T263">working_data(data, conf)</text:span></text:p>
      <text:p text:style-name="P264"/>
      <text:p text:style-name="P265"/>
      <text:p text:style-name="P266"/>
      <text:soft-page-break/>
      <text:p text:style-name="P267">2 Тестирование</text:p>
      <text:p text:style-name="P268">2.1 Общие принципы тестирования</text:p>
      <text:p text:style-name="P269"><text:span text:style-name="T270">Для проведения тестирования программы «</text:span><text:span text:style-name="T271">MigrateIMS</text:span><text:span text:style-name="T272">» выполняется<text:s/></text:span><text:span text:style-name="T273">системное тестирование</text:span></text:p>
      <text:p text:style-name="P274">2.2 Организация испытаний программных изделий</text:p>
      <text:p text:style-name="P275">Организация испытаний программного изделия преследует цель установления факта наличия/отсутствия ошибок и расхождения между истинными свойствами программного изделия и его спецификациями.<text:s/></text:p>
      <text:p text:style-name="P276">2.3 Виды испытаний программного изделия. Стадии испытаний</text:p>
      <text:p text:style-name="P277"><text:span text:style-name="T278">Для проверки правильности работы программы выбран класс<text:s/></text:span><text:span text:style-name="T279">B</text:span><text:span text:style-name="T280"><text:s/>(тестирование после разработки).</text:span></text:p>
      <text:p text:style-name="P281">2.4 Режимы испытаний программ</text:p>
      <text:p text:style-name="P282"><text:span text:style-name="T283">Тестирование будет выполняться в режиме<text:s/></text:span><text:span text:style-name="T284">II</text:span><text:span text:style-name="T285"><text:s/>(выполняется разработчиком).</text:span></text:p>
      <text:p text:style-name="P286">2.5<text:s/>Категории испытания программного изделия</text:p>
      <text:p text:style-name="P287">Категория испытаний программного изделия – Аттестация.<text:s/></text:p>
      <text:p text:style-name="P288">2.6 Технология тестирования, классы эквивалентности</text:p>
      <text:p text:style-name="P289">2.6.1 Варианты использования</text:p>
      <text:p text:style-name="P290"><text:span text:style-name="T291">Сценарий использования:<text:s/></text:span><text:span text:style-name="T292">Выполнить конвертирование.</text:span></text:p>
      <text:p text:style-name="P293">Основное действующее лицо:<text:s/>Оператор, Конвертер</text:p>
      <text:p text:style-name="P294">Цель: Получить исходные данные номеров в новом формате.</text:p>
      <text:p text:style-name="P295">Уровень: Обобщенный.</text:p>
      <text:p text:style-name="P296"><text:span text:style-name="T297">Область действия: Программа<text:s/></text:span><text:span text:style-name="T298">MigrateIMS</text:span><text:span text:style-name="T299">.</text:span></text:p>
      <text:p text:style-name="P300"/>
      <text:p text:style-name="P301"/>
      <text:soft-page-break/>
      <text:p text:style-name="P302">Основной сценарий:</text:p>
      <text:list text:style-name="LFO3" text:continue-numbering="true">
        <text:list-item>
          <text:p text:style-name="P303">Оператор запускает конвертер с необходимыми аргументами.</text:p>
        </text:list-item>
        <text:list-item>
          <text:p text:style-name="P304"><text:s/>Конвертер, обрабатывает аргументы</text:p>
        </text:list-item>
        <text:list-item>
          <text:p text:style-name="P305">Конвертер выполняет обработку данных по выбранному сценарию.</text:p>
        </text:list-item>
        <text:list-item>
          <text:p text:style-name="P306">Конвертер формирует выходные данные.</text:p>
        </text:list-item>
        <text:list-item>
          <text:p text:style-name="P307">Конвертер информирует оператора о завершении работы.</text:p>
        </text:list-item>
      </text:list>
      <text:p text:style-name="P308">Расширения:</text:p>
      <text:list text:style-name="LFO4" text:continue-numbering="true">
        <text:list-item>
          <text:list>
            <text:list-item>
              <text:p text:style-name="P309">Оператор запускает конвертер без аргументов.</text:p>
              <text:list text:continue-numbering="true">
                <text:list-item>
                  <text:p text:style-name="P310">Конвертер выводит подсказку по запуску программы.</text:p>
                </text:list-item>
                <text:list-item>
                  <text:p text:style-name="P311">Конвертер завершает работу.</text:p>
                </text:list-item>
              </text:list>
            </text:list-item>
            <text:list-item>
              <text:p text:style-name="P312">Оператор запускает конвертер с некорректным набором аргументов</text:p>
              <text:list text:continue-numbering="true">
                <text:list-item>
                  <text:p text:style-name="P313">Конвертер сообщает о некорректных командах.</text:p>
                </text:list-item>
                <text:list-item>
                  <text:p text:style-name="P314">Конвертер выводит подсказку.</text:p>
                </text:list-item>
                <text:list-item>
                  <text:p text:style-name="P315">Конвертер завершает работу.</text:p>
                </text:list-item>
              </text:list>
            </text:list-item>
          </text:list>
        </text:list-item>
      </text:list>
      <text:p text:style-name="P316">2.1 Главный конфигурационный файл не доступен по указанному пути.</text:p>
      <text:p text:style-name="P317"><text:tab/>2.1.1 Конвертер завершает работу с выводом возникшей ошибки.</text:p>
      <text:p text:style-name="P318"><text:span text:style-name="T319">2.2. Главный конфигурационный файл не имеет ожидаемый формат<text:s/></text:span><text:span text:style-name="T320">json</text:span></text:p>
      <text:p text:style-name="P321"><text:span text:style-name="T322"><text:tab/>2.2.1 Конвертер завершает работу с выводом возникшей ошибки.</text:span></text:p>
      <text:p text:style-name="P323"><text:span text:style-name="T324">2.3 Структура главного конфигурационного файла не соответствуе</text:span><text:span text:style-name="T325">т ожидаемому формату<text:s/></text:span><text:span text:style-name="T326">json</text:span><text:span text:style-name="T327">.</text:span></text:p>
      <text:p text:style-name="P328"><text:span text:style-name="T329"><text:tab/>2.3.1 Конвертер завершает работу с выводом возникшей ошибки.</text:span></text:p>
      <text:p text:style-name="P330">2.4 Атрибуты главного конфигурационного файла содержат недоступные для чтения файлов ссылки.</text:p>
      <text:p text:style-name="P331"><text:tab/>2.4.1 Конвертер завершает работу с выводом возникшей ошибки.</text:p>
      <text:soft-page-break/>
      <text:p text:style-name="P332">2.5. Файлы,<text:s/>указанные в атрибутах главного конфигурационного файла, имеют формат, не соответствующий указанному расширению.</text:p>
      <text:p text:style-name="P333"><text:tab/>2.5.1 Конвертер завершает работу с выводом возникшей ошибки.</text:p>
      <text:p text:style-name="P334">3.1. В процессе конвертирования данных происходит ошибка обработки данных.</text:p>
      <text:p text:style-name="P335"><text:tab/>3.1.1<text:s/>Если возникло неожидаемое исключение, конвертер завершает работу с выводом необработанного исключения.</text:p>
      <text:p text:style-name="P336"><text:tab/>3.1.2 Если ошибка перехватывается встроенными обработчиками исключений, то информация об ошибке пишется в лог с указанием уровня срочности, Конвертер продолжает работу.</text:p>
      <text:p text:style-name="P337">4.1 В процессе формирования выходных данных происходит ошибка обработки данных.</text:p>
      <text:p text:style-name="P338"><text:tab/>4.1.1 Если возникло неожидаемое исключение, конвертер завершает работу с выводом необработанного исключения.</text:p>
      <text:p text:style-name="P339"><text:tab/>4.1.2 Если возникло неожидаемое исключение, конвертер завершает работу с выводом необработанного исключения.</text:p>
      <text:p text:style-name="P340">4.2 Конвертер на может сохранить выходные данные в файл.</text:p>
      <text:p text:style-name="P341"><text:tab/>4.2.1 Конвертер завершает работу с выводом возникшей ошибки.</text:p>
      <text:p text:style-name="P342"><text:s/></text:p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able:table table:style-name="Table350">
        <table:table-columns>
          <table:table-column table:style-name="TableColumn351"/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 table:number-rows-spanned="2">
            <text:p text:style-name="P356">Входные условия</text:p>
          </table:table-cell>
          <table:table-cell table:style-name="TableCell357" table:number-columns-spanned="2">
            <text:p text:style-name="P358">Классы эквивалентности</text:p>
          </table:table-cell>
          <table:covered-table-cell/>
        </table:table-row>
        <table:table-row table:style-name="TableRow359">
          <table:covered-table-cell>
            <text:p text:style-name="P360"/>
          </table:covered-table-cell>
          <table:table-cell table:style-name="TableCell361">
            <text:p text:style-name="P362">Правильные</text:p>
          </table:table-cell>
          <table:table-cell table:style-name="TableCell363">
            <text:p text:style-name="P364">Неправильные</text:p>
          </table:table-cell>
        </table:table-row>
        <table:table-row table:style-name="TableRow365">
          <table:table-cell table:style-name="TableCell366">
            <text:p text:style-name="P367">Аргументы командной строки</text:p>
          </table:table-cell>
          <table:table-cell table:style-name="TableCell368">
            <text:p text:style-name="P369">Корректные (1)</text:p>
          </table:table-cell>
          <table:table-cell table:style-name="TableCell370">
            <text:p text:style-name="P371">Некорректные (2)</text:p>
            <text:p text:style-name="P372">Отсутствуют (3)</text:p>
          </table:table-cell>
        </table:table-row>
        <table:table-row table:style-name="TableRow373">
          <table:table-cell table:style-name="TableCell374">
            <text:p text:style-name="P375">Главный конфигурационный файл</text:p>
          </table:table-cell>
          <table:table-cell table:style-name="TableCell376">
            <text:p text:style-name="P377">Есть по указанному пути</text:p>
            <text:p text:style-name="P378">читается корректно (4)</text:p>
          </table:table-cell>
          <table:table-cell table:style-name="TableCell379">
            <text:p text:style-name="P380">Указан неправильный путь или имя файла (5)</text:p>
            <text:p text:style-name="P381">Неверный формат файла (6)</text:p>
          </table:table-cell>
        </table:table-row>
        <table:table-row table:style-name="TableRow382">
          <table:table-cell table:style-name="TableCell383">
            <text:p text:style-name="P384">Атрибуты главного<text:s/>конфигурационного файла</text:p>
          </table:table-cell>
          <table:table-cell table:style-name="TableCell385">
            <text:p text:style-name="P386">Есть (7)</text:p>
            <text:p text:style-name="P387">Читаются корректно (8)</text:p>
          </table:table-cell>
          <table:table-cell table:style-name="TableCell388">
            <text:p text:style-name="P389">Атрибутов нет (9)</text:p>
            <text:p text:style-name="P390">атрибут содержит неправильный путь или имя файла (10)</text:p>
            <text:p text:style-name="P391">указанный в атрибуте файл содержит неверный формат (11)</text:p>
            <text:p text:style-name="P392"/>
          </table:table-cell>
        </table:table-row>
        <table:table-row table:style-name="TableRow393">
          <table:table-cell table:style-name="TableCell394">
            <text:p text:style-name="P395">Все входные данные корректны</text:p>
          </table:table-cell>
          <table:table-cell table:style-name="TableCell396">
            <text:p text:style-name="P397">Да (11)</text:p>
          </table:table-cell>
          <table:table-cell table:style-name="TableCell398">
            <text:p text:style-name="P399">Нет (12)</text:p>
          </table:table-cell>
        </table:table-row>
      </table:table>
      <text:p text:style-name="P400"/>
      <text:p text:style-name="P401"/>
      <text:p text:style-name="P402"/>
      <text:p text:style-name="P403"/>
      <text:p text:style-name="P404"/>
      <text:p text:style-name="P405"/>
      <text:soft-page-break/>
      <text:list text:style-name="LFO12" text:continue-numbering="true">
        <text:list-item>
          <text:list>
            <text:list-item>
              <text:p text:style-name="P406">Построение тестов</text:p>
            </text:list-item>
          </text:list>
        </text:list-item>
      </text:list>
      <text:p text:style-name="P407">Тест_1 – объединяет правильные классы эквивалентности (1,4, 7, 8,11)</text:p>
      <text:p text:style-name="P408">Тест_2 - объединяет неправильные классы эквивалентности (2)</text:p>
      <text:p text:style-name="P409">Тест_3 - объединяет неправильные классы эквивалентности (3)</text:p>
      <text:p text:style-name="P410">Тест_4 - объединяет неправильные классы эквивалентности (5)</text:p>
      <text:p text:style-name="P411">Тест_5<text:s/>- объединяет неправильные классы эквивалентности (6)</text:p>
      <text:p text:style-name="P412">Тест_6 - объединяет неправильные классы эквивалентности (9)</text:p>
      <text:p text:style-name="P413">Тест_7 - объединяет неправильные классы эквивалентности (10)</text:p>
      <text:p text:style-name="P414">Тест_8 - объединяет неправильные классы эквивалентности (11)</text:p>
      <text:p text:style-name="P415">Тест_9 - объединяет неправильные классы эквивалентности (12)</text:p>
      <text:p text:style-name="P416"><text:tab/></text:p>
      <text:list text:style-name="LFO12" text:continue-numbering="true">
        <text:list-item>
          <text:p text:style-name="P417">РУКОВОДСТВО СИСТЕМНОГО ПРОГРАММИСТА</text:p>
        </text:list-item>
      </text:list>
      <text:p text:style-name="P418">3.1 Общие сведения о программе</text:p>
      <text:p text:style-name="P419"><text:span text:style-name="T420">Конвертер<text:s/></text:span><text:span text:style-name="T421">MigrateIMS</text:span><text:span text:style-name="T422"><text:s/>предназначен для конвертирования исходной базы</text:span></text:p>
      <text:p text:style-name="P423"><text:span text:style-name="T424">номеров телефонных станций в новый формат представления, совместимый для<text:s/></text:span><text:span text:style-name="T425">импорта (миграции) на новый узел коммутации<text:s/></text:span><text:span text:style-name="T426">vIMS</text:span><text:span text:style-name="T427">. Другими словами, конвертер выполняет обработку каждого номера, его атрибутов – услуги, категория АОН и т.д, которыми он пользовался, а также служебные настройки – статус отключения за неуплату, администрати</text:span><text:span text:style-name="T428">вное ограничения исходящей/входящей связи и т.д. Далее, на основании шаблонов конвертирования, все вычисленные атрибуты номера преобразуются в новые значения и структуры, которые понятны для<text:s/></text:span><text:span text:style-name="T429">vIMS</text:span><text:span text:style-name="T430">.</text:span></text:p>
      <text:p text:style-name="P431">На вход конвертера подаются следующие данные:</text:p>
      <text:p text:style-name="P432">1 Некоторая<text:s/>база номеров АТС, выбранных для миграции.</text:p>
      <text:p text:style-name="P433">Учитывая специфику хранения данных в разных типах АТС, исходная</text:p>
      <text:soft-page-break/>
      <text:p text:style-name="P434">база номеров может содержать разные форматы и структуры данных, в том числе это может быть не один файл и несколько. Для каждого типа АТС разрабатывается индивидуальный программный модуль, способный преобразовывать исходные «сырые» данные к нужному внутреннему формату представления. Затем к этим данным применяются правила маппинга.</text:p>
      <text:p text:style-name="P435">2 Правила маппинга (правила преобразования исходного типа к типу,</text:p>
      <text:p text:style-name="P436"><text:span text:style-name="T437">примен</text:span><text:span text:style-name="T438">яемому на<text:s/></text:span><text:span text:style-name="T439">vIMS</text:span><text:span text:style-name="T440">) описываются в шаблонах конфигурации в формате<text:s/></text:span><text:span text:style-name="T441">json</text:span><text:span text:style-name="T442">.</text:span></text:p>
      <text:p text:style-name="P443">Создаются следующие шаблоны:</text:p>
      <text:p text:style-name="P444">- Шаблон для переноса услуг (ДВО – дополнительные виды обслуживания).</text:p>
      <text:p text:style-name="P445">- Шаблон для переноса категорий АОН.</text:p>
      <text:p text:style-name="P446"><text:span text:style-name="T447">- Шаблон<text:s/></text:span><text:span text:style-name="T448">vIMS</text:span><text:span text:style-name="T449"><text:s/>который содержит общие (глобальные) пр</text:span><text:span text:style-name="T450">авила переноса и формирования конечных данных для каждого конвертируемого номера.<text:s/></text:span></text:p>
      <text:p text:style-name="P451">3 Дополнительные флаги для управления процессом конвертирования.</text:p>
      <text:p text:style-name="P452"><text:span text:style-name="T453">Дополнительные флаги позволяют оператору указать конвертеру, по каким <text:s text:c="4"/>правилам вести обработку исходных<text:s/></text:span><text:span text:style-name="T454">данных. Часть флагов, управляющая потоком выполнения, указывается в качестве аргументов командной строки, в случае запуска программы через консольное приложение. Другая часть флагов относится к более тонкой настройке для управления бизнес-правилами и наход</text:span><text:span text:style-name="T455">ится в качестве атрибутов в шаблоне<text:s/></text:span><text:span text:style-name="T456">IMS</text:span><text:span text:style-name="T457">.</text:span></text:p>
      <text:p text:style-name="P458">В качестве результата обработки, конвертер формирует следующие данные:</text:p>
      <text:p text:style-name="P459"><text:span text:style-name="T460">1 Файл со списком абонентов в формате для последующего импорта в БД<text:s/></text:span><text:span text:style-name="T461">VIMS</text:span><text:span text:style-name="T462">.</text:span></text:p>
      <text:p text:style-name="P463"><text:span text:style-name="T464">2 Файл со списком активных услуг абонентов в формате для последующего<text:s/></text:span><text:span text:style-name="T465">импорта в БД<text:s/></text:span><text:span text:style-name="T466">vIMS</text:span><text:span text:style-name="T467">.</text:span></text:p>
      <text:list text:style-name="LFO5" text:continue-numbering="true">
        <text:list-item>
          <text:p text:style-name="P468">Лог-файл.</text:p>
        </text:list-item>
      </text:list>
      <text:p text:style-name="P469"/>
      <text:soft-page-break/>
      <text:list text:style-name="LFO5" text:continue-numbering="true">
        <text:list-item>
          <text:list>
            <text:list-item>
              <text:p text:style-name="P470">Структура программы</text:p>
            </text:list-item>
          </text:list>
        </text:list-item>
      </text:list>
      <text:p text:style-name="P471"><text:span text:style-name="T472">Программа<text:s/></text:span><text:span text:style-name="T473">MigrateIMS</text:span><text:span text:style-name="T474"><text:s/>состоит из следующих компонентов</text:span></text:p>
      <text:list text:style-name="LFO6" text:continue-numbering="true">
        <text:list-item>
          <text:p text:style-name="P475">migrate.py – главный исполняемый скрипт.</text:p>
        </text:list-item>
        <text:list-item>
          <text:p text:style-name="P476">requirements.txt – файл со списком зависимостей.</text:p>
        </text:list-item>
        <text:list-item>
          <text:p text:style-name="P477">requirements_doc.txt – файл со списком зависимостей для генерации документации из дистрибутива.</text:p>
        </text:list-item>
        <text:list-item>
          <text:p text:style-name="P478"><text:span text:style-name="T479">sources</text:span><text:span text:style-name="T480"><text:s/>–<text:s/></text:span><text:span text:style-name="T481">пакет с кодовой базой</text:span><text:span text:style-name="T482">.</text:span></text:p>
        </text:list-item>
        <text:list-item>
          <text:p text:style-name="P483"><text:span text:style-name="T484">templates</text:span><text:span text:style-name="T485"><text:s/>–<text:s/></text:span><text:span text:style-name="T486">папка с дефолтными шаблонами</text:span><text:span text:style-name="T487">.</text:span></text:p>
        </text:list-item>
        <text:list-item>
          <text:p text:style-name="P488"><text:span text:style-name="T489">tests –<text:s/></text:span><text:span text:style-name="T490">папка с тестами</text:span><text:span text:style-name="T491">.</text:span></text:p>
        </text:list-item>
        <text:list-item>
          <text:p text:style-name="P492"><text:span text:style-name="T493">docs –<text:s/></text:span><text:span text:style-name="T494">папка с документацией</text:span><text:span text:style-name="T495">.</text:span></text:p>
        </text:list-item>
      </text:list>
      <text:p text:style-name="P496"><text:span text:style-name="T497">Перед начала использования требуется установка интерпретатора<text:s/></text:span><text:span text:style-name="T498">Python</text:span><text:span text:style-name="T499"><text:s/>и установка зависимостей<text:s/></text:span><text:span text:style-name="T500">(внешних библиотек).</text:span></text:p>
      <text:list text:style-name="LFO5" text:continue-numbering="true">
        <text:list-item>
          <text:list>
            <text:list-item>
              <text:p text:style-name="P501">Настройка программы</text:p>
            </text:list-item>
          </text:list>
        </text:list-item>
      </text:list>
      <text:p text:style-name="P502">Не нуждается в настройке.</text:p>
      <text:list text:style-name="LFO5" text:continue-numbering="true">
        <text:list-item>
          <text:list>
            <text:list-item>
              <text:p text:style-name="P503"><text:span text:style-name="T504">П</text:span><text:span text:style-name="T505">роверка программы</text:span></text:p>
            </text:list-item>
          </text:list>
        </text:list-item>
      </text:list>
      <text:p text:style-name="P506">Проверка<text:s/>программы производится в следующем порядке:</text:p>
      <text:list text:style-name="LFO6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507">Формируются все необходимые исходные данные</text:p>
                    </text:list-item>
                    <text:list-item>
                      <text:p text:style-name="P508"><text:span text:style-name="T509">В командной строке выполняется запуск главного исполняемого файла с необходимыми ключами. Пример:</text:span><text:span text:style-name="T510"><text:s/></text:span><text:span text:style-name="T511">python</text:span><text:span text:style-name="T512"><text:s/></text:span><text:span text:style-name="T513">migrate</text:span><text:span text:style-name="T514">.</text:span><text:span text:style-name="T515">py</text:span><text:span text:style-name="T516"><text:s/>--</text:span><text:span text:style-name="T517">config</text:span><text:span text:style-name="T518">_</text:span><text:span text:style-name="T519">file</text:span><text:span text:style-name="T520">=</text:span><text:span text:style-name="T521">run</text:span><text:span text:style-name="T522">.</text:span><text:span text:style-name="T523">json</text:span><text:span text:style-name="T524"><text:s/>--</text:span><text:span text:style-name="T525">sip</text:span></text:p>
                    </text:list-item>
                    <text:list-item>
                      <text:p text:style-name="P526">Результат: Программа запускается, выполняет обработку исходных данных, формирует набор результирующих файлов, завершает работу.</text:p>
                    </text:list-item>
                  </text:list>
                </text:list-item>
              </text:list>
            </text:list-item>
          </text:list>
        </text:list-item>
      </text:list>
      <text:list text:style-name="LFO5" text:continue-numbering="true">
        <text:list-item>
          <text:list>
            <text:list-item>
              <text:p text:style-name="P527">Дополнительные возможности</text:p>
            </text:list-item>
          </text:list>
        </text:list-item>
      </text:list>
      <text:p text:style-name="P528">Программа не обладает дополнительными возможностями.</text:p>
      <text:p text:style-name="P529"/>
      <text:soft-page-break/>
      <text:list text:style-name="LFO5" text:continue-numbering="true">
        <text:list-item>
          <text:list>
            <text:list-item>
              <text:p text:style-name="P530">Сообщения системному программисту</text:p>
            </text:list-item>
          </text:list>
        </text:list-item>
      </text:list>
      <text:p text:style-name="P531">В процессе обработки данных, конвертер выводит все диагностические сообщения в консоль (терминал), а также в лог-файл. Всем сообщения присваивается категория срочности:</text:p>
      <text:list text:style-name="LFO10" text:continue-numbering="true">
        <text:list-item>
          <text:p text:style-name="P532"><text:span text:style-name="T533">INFO –<text:s/></text:span><text:span text:style-name="T534">информационное</text:span><text:span text:style-name="T535">.</text:span></text:p>
        </text:list-item>
        <text:list-item>
          <text:p text:style-name="P536"><text:span text:style-name="T537">WARNING</text:span><text:span text:style-name="T538"><text:s/>–<text:s/></text:span><text:span text:style-name="T539">следует обратить внимание, есть проблемы с обработкой данных.</text:span></text:p>
        </text:list-item>
      </text:list>
      <text:p text:style-name="P5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Liberation Serif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Liberation Serif" style:font-name-asian="Noto Sans CJK SC Regular" style:font-name-complex="Lohit Devanagari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951in" text:min-label-width="0.2604in" text:list-level-position-and-space-mode="label-alignment">
          <style:list-level-label-alignment text:label-followed-by="listtab" fo:margin-left="0.5555in" fo:text-indent="-0.2604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LFO3">
      <text:list-level-style-number text:level="1" text:style-name="WW_CharLFO3LVL1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4">
      <text:list-level-style-number text:level="1" style:num-format="1">
        <style:list-level-properties text:space-before="0.5902in" text:min-label-width="0.2916in" text:list-level-position-and-space-mode="label-alignment">
          <style:list-level-label-alignment text:label-followed-by="listtab" fo:margin-left="0.8819in" fo:text-indent="-0.2916in"/>
        </style:list-level-properties>
      </text:list-level-style-number>
      <text:list-level-style-number text:level="2" style:num-format="1" text:display-levels="2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1" text:display-levels="3">
        <style:list-level-properties text:space-before="0.5833in" text:min-label-width="0.5in" text:list-level-position-and-space-mode="label-alignment">
          <style:list-level-label-alignment text:label-followed-by="listtab" fo:margin-left="1.0833in" fo:text-indent="-0.5in"/>
        </style:list-level-properties>
      </text:list-level-style-number>
      <text:list-level-style-number text:level="4" style:num-format="1" text:display-levels="4">
        <style:list-level-properties text:space-before="0.875in" text:min-label-width="0.75in" text:list-level-position-and-space-mode="label-alignment">
          <style:list-level-label-alignment text:label-followed-by="listtab" fo:margin-left="1.625in" fo:text-indent="-0.75in"/>
        </style:list-level-properties>
      </text:list-level-style-number>
      <text:list-level-style-number text:level="5" style:num-format="1" text:display-levels="5">
        <style:list-level-properties text:space-before="1.1666in" text:min-label-width="0.75in" text:list-level-position-and-space-mode="label-alignment">
          <style:list-level-label-alignment text:label-followed-by="listtab" fo:margin-left="1.9166in" fo:text-indent="-0.75in"/>
        </style:list-level-properties>
      </text:list-level-style-number>
      <text:list-level-style-number text:level="6" style:num-format="1" text:display-levels="6">
        <style:list-level-properties text:space-before="1.4583in" text:min-label-width="1in" text:list-level-position-and-space-mode="label-alignment">
          <style:list-level-label-alignment text:label-followed-by="listtab" fo:margin-left="2.4583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.0416in" text:min-label-width="1.25in" text:list-level-position-and-space-mode="label-alignment">
          <style:list-level-label-alignment text:label-followed-by="listtab" fo:margin-left="3.2916in" fo:text-indent="-1.25in"/>
        </style:list-level-properties>
      </text:list-level-style-number>
      <text:list-level-style-number text:level="9" style:num-format="1" text:display-levels="9">
        <style:list-level-properties text:space-before="2.3333in" text:min-label-width="1.5in" text:list-level-position-and-space-mode="label-alignment">
          <style:list-level-label-alignment text:label-followed-by="listtab" fo:margin-left="3.8333in" fo:text-indent="-1.5in"/>
        </style:list-level-properties>
      </text:list-level-style-number>
    </text:list-style>
    <text:list-style style:name="LFO5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2">
        <style:list-level-properties text:space-before="0.1965in" text:min-label-width="0.2604in" text:list-level-position-and-space-mode="label-alignment">
          <style:list-level-label-alignment text:label-followed-by="listtab" fo:margin-left="0.4569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4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9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4">
        <style:list-level-properties text:space-before="0.1965in" text:min-label-width="0.2604in" text:list-level-position-and-space-mode="label-alignment">
          <style:list-level-label-alignment text:label-followed-by="listtab" fo:margin-left="0.4569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11">
      <text:list-level-style-number text:level="1" style:num-format="1" text:start-value="2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5555in" text:min-label-width="0.2604in" text:list-level-position-and-space-mode="label-alignment">
          <style:list-level-label-alignment text:label-followed-by="listtab" fo:margin-left="0.8159in" fo:text-indent="-0.2604in"/>
        </style:list-level-properties>
      </text:list-level-style-number>
      <text:list-level-style-number text:level="3" style:num-format="1" text:display-levels="3">
        <style:list-level-properties text:space-before="1.1111in" text:min-label-width="0.5in" text:list-level-position-and-space-mode="label-alignment">
          <style:list-level-label-alignment text:label-followed-by="listtab" fo:margin-left="1.6111in" fo:text-indent="-0.5in"/>
        </style:list-level-properties>
      </text:list-level-style-number>
      <text:list-level-style-number text:level="4" style:num-format="1" text:display-levels="4">
        <style:list-level-properties text:space-before="1.6666in" text:min-label-width="0.75in" text:list-level-position-and-space-mode="label-alignment">
          <style:list-level-label-alignment text:label-followed-by="listtab" fo:margin-left="2.4166in" fo:text-indent="-0.75in"/>
        </style:list-level-properties>
      </text:list-level-style-number>
      <text:list-level-style-number text:level="5" style:num-format="1" text:display-levels="5">
        <style:list-level-properties text:space-before="2.2222in" text:min-label-width="0.75in" text:list-level-position-and-space-mode="label-alignment">
          <style:list-level-label-alignment text:label-followed-by="listtab" fo:margin-left="2.9722in" fo:text-indent="-0.75in"/>
        </style:list-level-properties>
      </text:list-level-style-number>
      <text:list-level-style-number text:level="6" style:num-format="1" text:display-levels="6">
        <style:list-level-properties text:space-before="2.7777in" text:min-label-width="1in" text:list-level-position-and-space-mode="label-alignment">
          <style:list-level-label-alignment text:label-followed-by="listtab" fo:margin-left="3.7777in" fo:text-indent="-1in"/>
        </style:list-level-properties>
      </text:list-level-style-number>
      <text:list-level-style-number text:level="7" style:num-format="1" text:display-levels="7">
        <style:list-level-properties text:space-before="3.3333in" text:min-label-width="1in" text:list-level-position-and-space-mode="label-alignment">
          <style:list-level-label-alignment text:label-followed-by="listtab" fo:margin-left="4.3333in" fo:text-indent="-1in"/>
        </style:list-level-properties>
      </text:list-level-style-number>
      <text:list-level-style-number text:level="8" style:num-format="1" text:display-levels="8">
        <style:list-level-properties text:space-before="3.8888in" text:min-label-width="1.25in" text:list-level-position-and-space-mode="label-alignment">
          <style:list-level-label-alignment text:label-followed-by="listtab" fo:margin-left="5.1388in" fo:text-indent="-1.25in"/>
        </style:list-level-properties>
      </text:list-level-style-number>
      <text:list-level-style-number text:level="9" style:num-format="1" text:display-levels="9">
        <style:list-level-properties text:space-before="4.4444in" text:min-label-width="1.5in" text:list-level-position-and-space-mode="label-alignment">
          <style:list-level-label-alignment text:label-followed-by="listtab" fo:margin-left="5.9444in" fo:text-indent="-1.5in"/>
        </style:list-level-properties>
      </text:list-level-style-number>
    </text:list-style>
    <text:list-style style:name="LFO12">
      <text:list-level-style-number text:level="1" style:num-format="1" text:start-value="2">
        <style:list-level-properties text:space-before="0.2951in" text:min-label-width="0.2604in" text:list-level-position-and-space-mode="label-alignment">
          <style:list-level-label-alignment text:label-followed-by="listtab" fo:margin-left="0.5555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2951in" text:min-label-width="0.2604in" text:list-level-position-and-space-mode="label-alignment">
          <style:list-level-label-alignment text:label-followed-by="listtab" fo:margin-left="0.5555in" fo:text-indent="-0.2604in"/>
        </style:list-level-properties>
      </text:list-level-style-number>
      <text:list-level-style-number text:level="3" style:num-format="1" text:display-levels="3">
        <style:list-level-properties text:space-before="0.5902in" text:min-label-width="0.5in" text:list-level-position-and-space-mode="label-alignment">
          <style:list-level-label-alignment text:label-followed-by="listtab" fo:margin-left="1.0902in" fo:text-indent="-0.5in"/>
        </style:list-level-properties>
      </text:list-level-style-number>
      <text:list-level-style-number text:level="4" style:num-format="1" text:display-levels="4">
        <style:list-level-properties text:space-before="0.8854in" text:min-label-width="0.75in" text:list-level-position-and-space-mode="label-alignment">
          <style:list-level-label-alignment text:label-followed-by="listtab" fo:margin-left="1.6354in" fo:text-indent="-0.75in"/>
        </style:list-level-properties>
      </text:list-level-style-number>
      <text:list-level-style-number text:level="5" style:num-format="1" text:display-levels="5">
        <style:list-level-properties text:space-before="1.1805in" text:min-label-width="0.75in" text:list-level-position-and-space-mode="label-alignment">
          <style:list-level-label-alignment text:label-followed-by="listtab" fo:margin-left="1.9305in" fo:text-indent="-0.75in"/>
        </style:list-level-properties>
      </text:list-level-style-number>
      <text:list-level-style-number text:level="6" style:num-format="1" text:display-levels="6">
        <style:list-level-properties text:space-before="1.4756in" text:min-label-width="1in" text:list-level-position-and-space-mode="label-alignment">
          <style:list-level-label-alignment text:label-followed-by="listtab" fo:margin-left="2.4756in" fo:text-indent="-1in"/>
        </style:list-level-properties>
      </text:list-level-style-number>
      <text:list-level-style-number text:level="7" style:num-format="1" text:display-levels="7">
        <style:list-level-properties text:space-before="1.7708in" text:min-label-width="1in" text:list-level-position-and-space-mode="label-alignment">
          <style:list-level-label-alignment text:label-followed-by="listtab" fo:margin-left="2.7708in" fo:text-indent="-1in"/>
        </style:list-level-properties>
      </text:list-level-style-number>
      <text:list-level-style-number text:level="8" style:num-format="1" text:display-levels="8">
        <style:list-level-properties text:space-before="2.0659in" text:min-label-width="1.25in" text:list-level-position-and-space-mode="label-alignment">
          <style:list-level-label-alignment text:label-followed-by="listtab" fo:margin-left="3.3159in" fo:text-indent="-1.25in"/>
        </style:list-level-properties>
      </text:list-level-style-number>
      <text:list-level-style-number text:level="9" style:num-format="1" text:display-levels="9">
        <style:list-level-properties text:space-before="2.3611in" text:min-label-width="1.5in" text:list-level-position-and-space-mode="label-alignment">
          <style:list-level-label-alignment text:label-followed-by="listtab" fo:margin-left="3.8611in" fo:text-indent="-1.5in"/>
        </style:list-level-properties>
      </text:list-level-style-number>
    </text:list-style>
    <text:list-style style:name="LFO13">
      <text:list-level-style-number text:level="1" style:num-format="1" text:start-value="2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2951in" text:min-label-width="0.2604in" text:list-level-position-and-space-mode="label-alignment">
          <style:list-level-label-alignment text:label-followed-by="listtab" fo:margin-left="0.5555in" fo:text-indent="-0.2604in"/>
        </style:list-level-properties>
      </text:list-level-style-number>
      <text:list-level-style-number text:level="3" style:num-format="1" text:display-levels="3">
        <style:list-level-properties text:space-before="0.5902in" text:min-label-width="0.5in" text:list-level-position-and-space-mode="label-alignment">
          <style:list-level-label-alignment text:label-followed-by="listtab" fo:margin-left="1.0902in" fo:text-indent="-0.5in"/>
        </style:list-level-properties>
      </text:list-level-style-number>
      <text:list-level-style-number text:level="4" style:num-format="1" text:display-levels="4">
        <style:list-level-properties text:space-before="0.8854in" text:min-label-width="0.75in" text:list-level-position-and-space-mode="label-alignment">
          <style:list-level-label-alignment text:label-followed-by="listtab" fo:margin-left="1.6354in" fo:text-indent="-0.75in"/>
        </style:list-level-properties>
      </text:list-level-style-number>
      <text:list-level-style-number text:level="5" style:num-format="1" text:display-levels="5">
        <style:list-level-properties text:space-before="1.1805in" text:min-label-width="0.75in" text:list-level-position-and-space-mode="label-alignment">
          <style:list-level-label-alignment text:label-followed-by="listtab" fo:margin-left="1.9305in" fo:text-indent="-0.75in"/>
        </style:list-level-properties>
      </text:list-level-style-number>
      <text:list-level-style-number text:level="6" style:num-format="1" text:display-levels="6">
        <style:list-level-properties text:space-before="1.4756in" text:min-label-width="1in" text:list-level-position-and-space-mode="label-alignment">
          <style:list-level-label-alignment text:label-followed-by="listtab" fo:margin-left="2.4756in" fo:text-indent="-1in"/>
        </style:list-level-properties>
      </text:list-level-style-number>
      <text:list-level-style-number text:level="7" style:num-format="1" text:display-levels="7">
        <style:list-level-properties text:space-before="1.7708in" text:min-label-width="1in" text:list-level-position-and-space-mode="label-alignment">
          <style:list-level-label-alignment text:label-followed-by="listtab" fo:margin-left="2.7708in" fo:text-indent="-1in"/>
        </style:list-level-properties>
      </text:list-level-style-number>
      <text:list-level-style-number text:level="8" style:num-format="1" text:display-levels="8">
        <style:list-level-properties text:space-before="2.0659in" text:min-label-width="1.25in" text:list-level-position-and-space-mode="label-alignment">
          <style:list-level-label-alignment text:label-followed-by="listtab" fo:margin-left="3.3159in" fo:text-indent="-1.25in"/>
        </style:list-level-properties>
      </text:list-level-style-number>
      <text:list-level-style-number text:level="9" style:num-format="1" text:display-levels="9">
        <style:list-level-properties text:space-before="2.3611in" text:min-label-width="1.5in" text:list-level-position-and-space-mode="label-alignment">
          <style:list-level-label-alignment text:label-followed-by="listtab" fo:margin-left="3.8611in" fo:text-indent="-1.5in"/>
        </style:list-level-properties>
      </text:list-level-style-number>
    </text:list-style>
    <text:list-style style:name="LFO14">
      <text:list-level-style-number text:level="1" style:num-format="1" text:start-value="2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2951in" text:min-label-width="0.2604in" text:list-level-position-and-space-mode="label-alignment">
          <style:list-level-label-alignment text:label-followed-by="listtab" fo:margin-left="0.5555in" fo:text-indent="-0.2604in"/>
        </style:list-level-properties>
      </text:list-level-style-number>
      <text:list-level-style-number text:level="3" style:num-format="1" text:display-levels="3">
        <style:list-level-properties text:space-before="0.5902in" text:min-label-width="0.5in" text:list-level-position-and-space-mode="label-alignment">
          <style:list-level-label-alignment text:label-followed-by="listtab" fo:margin-left="1.0902in" fo:text-indent="-0.5in"/>
        </style:list-level-properties>
      </text:list-level-style-number>
      <text:list-level-style-number text:level="4" style:num-format="1" text:display-levels="4">
        <style:list-level-properties text:space-before="0.8854in" text:min-label-width="0.75in" text:list-level-position-and-space-mode="label-alignment">
          <style:list-level-label-alignment text:label-followed-by="listtab" fo:margin-left="1.6354in" fo:text-indent="-0.75in"/>
        </style:list-level-properties>
      </text:list-level-style-number>
      <text:list-level-style-number text:level="5" style:num-format="1" text:display-levels="5">
        <style:list-level-properties text:space-before="1.1805in" text:min-label-width="0.75in" text:list-level-position-and-space-mode="label-alignment">
          <style:list-level-label-alignment text:label-followed-by="listtab" fo:margin-left="1.9305in" fo:text-indent="-0.75in"/>
        </style:list-level-properties>
      </text:list-level-style-number>
      <text:list-level-style-number text:level="6" style:num-format="1" text:display-levels="6">
        <style:list-level-properties text:space-before="1.4756in" text:min-label-width="1in" text:list-level-position-and-space-mode="label-alignment">
          <style:list-level-label-alignment text:label-followed-by="listtab" fo:margin-left="2.4756in" fo:text-indent="-1in"/>
        </style:list-level-properties>
      </text:list-level-style-number>
      <text:list-level-style-number text:level="7" style:num-format="1" text:display-levels="7">
        <style:list-level-properties text:space-before="1.7708in" text:min-label-width="1in" text:list-level-position-and-space-mode="label-alignment">
          <style:list-level-label-alignment text:label-followed-by="listtab" fo:margin-left="2.7708in" fo:text-indent="-1in"/>
        </style:list-level-properties>
      </text:list-level-style-number>
      <text:list-level-style-number text:level="8" style:num-format="1" text:display-levels="8">
        <style:list-level-properties text:space-before="2.0659in" text:min-label-width="1.25in" text:list-level-position-and-space-mode="label-alignment">
          <style:list-level-label-alignment text:label-followed-by="listtab" fo:margin-left="3.3159in" fo:text-indent="-1.25in"/>
        </style:list-level-properties>
      </text:list-level-style-number>
      <text:list-level-style-number text:level="9" style:num-format="1" text:display-levels="9">
        <style:list-level-properties text:space-before="2.3611in" text:min-label-width="1.5in" text:list-level-position-and-space-mode="label-alignment">
          <style:list-level-label-alignment text:label-followed-by="listtab" fo:margin-left="3.8611in" fo:text-indent="-1.5in"/>
        </style:list-level-properties>
      </text:list-level-style-number>
    </text:list-style>
    <text:list-style style:name="LFO15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>
        <style:list-level-properties text:space-before="0.2604in" text:min-label-width="0.2604in" text:list-level-position-and-space-mode="label-alignment">
          <style:list-level-label-alignment text:label-followed-by="listtab" fo:margin-left="0.5208in" fo:text-indent="-0.2604in"/>
        </style:list-level-properties>
      </text:list-level-style-number>
      <text:list-level-style-number text:level="3" style:num-format="1" text:display-levels="3">
        <style:list-level-properties text:space-before="0.5208in" text:min-label-width="0.5in" text:list-level-position-and-space-mode="label-alignment">
          <style:list-level-label-alignment text:label-followed-by="listtab" fo:margin-left="1.0208in" fo:text-indent="-0.5in"/>
        </style:list-level-properties>
      </text:list-level-style-number>
      <text:list-level-style-number text:level="4" style:num-format="1" text:display-levels="4">
        <style:list-level-properties text:space-before="0.7812in" text:min-label-width="0.75in" text:list-level-position-and-space-mode="label-alignment">
          <style:list-level-label-alignment text:label-followed-by="listtab" fo:margin-left="1.5312in" fo:text-indent="-0.75in"/>
        </style:list-level-properties>
      </text:list-level-style-number>
      <text:list-level-style-number text:level="5" style:num-format="1" text:display-levels="5">
        <style:list-level-properties text:space-before="1.0416in" text:min-label-width="0.75in" text:list-level-position-and-space-mode="label-alignment">
          <style:list-level-label-alignment text:label-followed-by="listtab" fo:margin-left="1.7916in" fo:text-indent="-0.75in"/>
        </style:list-level-properties>
      </text:list-level-style-number>
      <text:list-level-style-number text:level="6" style:num-format="1" text:display-levels="6">
        <style:list-level-properties text:space-before="1.302in" text:min-label-width="1in" text:list-level-position-and-space-mode="label-alignment">
          <style:list-level-label-alignment text:label-followed-by="listtab" fo:margin-left="2.302in" fo:text-indent="-1in"/>
        </style:list-level-properties>
      </text:list-level-style-number>
      <text:list-level-style-number text:level="7" style:num-format="1" text:display-levels="7">
        <style:list-level-properties text:space-before="1.5625in" text:min-label-width="1in" text:list-level-position-and-space-mode="label-alignment">
          <style:list-level-label-alignment text:label-followed-by="listtab" fo:margin-left="2.5625in" fo:text-indent="-1in"/>
        </style:list-level-properties>
      </text:list-level-style-number>
      <text:list-level-style-number text:level="8" style:num-format="1" text:display-levels="8">
        <style:list-level-properties text:space-before="1.8229in" text:min-label-width="1.25in" text:list-level-position-and-space-mode="label-alignment">
          <style:list-level-label-alignment text:label-followed-by="listtab" fo:margin-left="3.0729in" fo:text-indent="-1.25in"/>
        </style:list-level-properties>
      </text:list-level-style-number>
      <text:list-level-style-number text:level="9" style:num-format="1" text:display-levels="9">
        <style:list-level-properties text:space-before="2.0833in" text:min-label-width="1.5in" text:list-level-position-and-space-mode="label-alignment">
          <style:list-level-label-alignment text:label-followed-by="listtab" fo:margin-left="3.5833in" fo:text-indent="-1.5in"/>
        </style:list-level-properties>
      </text:list-level-style-number>
    </text:list-style>
    <text:list-style style:name="LFO16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4">
        <style:list-level-properties text:space-before="0.2604in" text:min-label-width="0.2604in" text:list-level-position-and-space-mode="label-alignment">
          <style:list-level-label-alignment text:label-followed-by="listtab" fo:margin-left="0.5208in" fo:text-indent="-0.2604in"/>
        </style:list-level-properties>
      </text:list-level-style-number>
      <text:list-level-style-number text:level="3" style:num-format="1" text:display-levels="3">
        <style:list-level-properties text:space-before="0.5208in" text:min-label-width="0.5in" text:list-level-position-and-space-mode="label-alignment">
          <style:list-level-label-alignment text:label-followed-by="listtab" fo:margin-left="1.0208in" fo:text-indent="-0.5in"/>
        </style:list-level-properties>
      </text:list-level-style-number>
      <text:list-level-style-number text:level="4" style:num-format="1" text:display-levels="4">
        <style:list-level-properties text:space-before="0.7812in" text:min-label-width="0.75in" text:list-level-position-and-space-mode="label-alignment">
          <style:list-level-label-alignment text:label-followed-by="listtab" fo:margin-left="1.5312in" fo:text-indent="-0.75in"/>
        </style:list-level-properties>
      </text:list-level-style-number>
      <text:list-level-style-number text:level="5" style:num-format="1" text:display-levels="5">
        <style:list-level-properties text:space-before="1.0416in" text:min-label-width="0.75in" text:list-level-position-and-space-mode="label-alignment">
          <style:list-level-label-alignment text:label-followed-by="listtab" fo:margin-left="1.7916in" fo:text-indent="-0.75in"/>
        </style:list-level-properties>
      </text:list-level-style-number>
      <text:list-level-style-number text:level="6" style:num-format="1" text:display-levels="6">
        <style:list-level-properties text:space-before="1.302in" text:min-label-width="1in" text:list-level-position-and-space-mode="label-alignment">
          <style:list-level-label-alignment text:label-followed-by="listtab" fo:margin-left="2.302in" fo:text-indent="-1in"/>
        </style:list-level-properties>
      </text:list-level-style-number>
      <text:list-level-style-number text:level="7" style:num-format="1" text:display-levels="7">
        <style:list-level-properties text:space-before="1.5625in" text:min-label-width="1in" text:list-level-position-and-space-mode="label-alignment">
          <style:list-level-label-alignment text:label-followed-by="listtab" fo:margin-left="2.5625in" fo:text-indent="-1in"/>
        </style:list-level-properties>
      </text:list-level-style-number>
      <text:list-level-style-number text:level="8" style:num-format="1" text:display-levels="8">
        <style:list-level-properties text:space-before="1.8229in" text:min-label-width="1.25in" text:list-level-position-and-space-mode="label-alignment">
          <style:list-level-label-alignment text:label-followed-by="listtab" fo:margin-left="3.0729in" fo:text-indent="-1.25in"/>
        </style:list-level-properties>
      </text:list-level-style-number>
      <text:list-level-style-number text:level="9" style:num-format="1" text:display-levels="9">
        <style:list-level-properties text:space-before="2.0833in" text:min-label-width="1.5in" text:list-level-position-and-space-mode="label-alignment">
          <style:list-level-label-alignment text:label-followed-by="listtab" fo:margin-left="3.5833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6" style:parent-style-name="Верхнийколонтитул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page-number text:fixed="false">22</text:page-number></text:p>
      </style:header>
    </style:master-page>
    <style:master-page style:next-style-name="MP0" style:name="MPF0" style:page-layout-name="PL0"/>
    <style:master-page style:name="MP1" style:page-layout-name="PL1">
      <style:header>
        <text:p text:style-name="P26"><text:page-number text:fixed="false">3</text:page-number></text:p>
      </style:header>
    </style:master-page>
    <style:master-page style:next-style-name="MP1" style:name="MPF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Bubenshchikov Oleg</meta:initial-creator>
    <dc:creator>Bubenshchikov Oleg</dc:creator>
    <meta:creation-date>2018-12-06T02:40:00Z</meta:creation-date>
    <dc:date>2018-12-20T03:45:00Z</dc:date>
    <meta:template xlink:href="Normal.dotm" xlink:type="simple"/>
    <meta:editing-cycles>13</meta:editing-cycles>
    <meta:editing-duration>PT18600S</meta:editing-duration>
    <meta:document-statistic meta:page-count="11" meta:paragraph-count="21" meta:word-count="1577" meta:character-count="10547" meta:row-count="74" meta:non-whitespace-character-count="8991"/>
  </office:meta>
</office:document-meta>
</file>